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2" manifest:media-type=""/>
  <manifest:file-entry manifest:full-path="ObjectReplacements/Object 1" manifest:media-type=""/>
  <manifest:file-entry manifest:full-path="settings.xml" manifest:media-type="text/xml"/>
  <manifest:file-entry manifest:full-path="styles.xml" manifest:media-type="text/xml"/>
  <manifest:file-entry manifest:full-path="content.xml" manifest:media-type="text/xml"/>
  <manifest:file-entry manifest:full-path="meta.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layout-cache" manifest:media-type="application/binary"/>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Mangal1" svg:font-family="Mangal"/>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style:font-face style:name="Courier New" svg:font-family="'Courier New'" style:font-adornments="Обычный"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2" svg:font-family="'Times New Roman'" style:font-adornments="Курсив" style:font-family-generic="roman" style:font-pitch="variable"/>
    <style:font-face style:name="Times New Roman" svg:font-family="'Times New Roman'" style:font-adornments="Обычный" style:font-family-generic="roman" style:font-pitch="variable"/>
    <style:font-face style:name="Times New Roman3" svg:font-family="'Times New Roman'" style:font-adornments="Полужирный" style:font-family-generic="roman" style:font-pitch="variable"/>
    <style:font-face style:name="Times New Roman1" svg:font-family="'Times New Roman'" style:font-adornments="Полужирный Курсив"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5" svg:font-family="'Times New Roman'" style:font-family-generic="system" style:font-pitch="variable"/>
  </office:font-face-decls>
  <office:automatic-styles>
    <style:style style:name="Таблица1" style:family="table">
      <style:table-properties style:width="17.381cm" fo:margin-left="-0.191cm" fo:margin-top="0cm" fo:margin-bottom="0cm" table:align="left" style:writing-mode="lr-tb"/>
    </style:style>
    <style:style style:name="Таблица1.A" style:family="table-column">
      <style:table-column-properties style:column-width="7.668cm"/>
    </style:style>
    <style:style style:name="Таблица1.B" style:family="table-column">
      <style:table-column-properties style:column-width="4.602cm"/>
    </style:style>
    <style:style style:name="Таблица1.C" style:family="table-column">
      <style:table-column-properties style:column-width="5.112cm"/>
    </style:style>
    <style:style style:name="Таблица1.1" style:family="table-row">
      <style:table-row-properties style:min-row-height="1.083cm" fo:keep-together="auto"/>
    </style:style>
    <style:style style:name="Таблица1.A1" style:family="table-cell">
      <style:table-cell-properties style:vertical-align="bottom" fo:padding-left="0.191cm" fo:padding-right="0.191cm" fo:padding-top="0cm" fo:padding-bottom="0cm" fo:border="none" style:writing-mode="lr-tb"/>
    </style:style>
    <style:style style:name="Таблица1.B1" style:family="table-cell">
      <style:table-cell-properties style:vertical-align="bottom" fo:padding-left="0.191cm" fo:padding-right="0.191cm" fo:padding-top="0cm" fo:padding-bottom="0cm" fo:border-left="none" fo:border-right="none" fo:border-top="none" fo:border-bottom="0.5pt solid #000000" style:writing-mode="lr-tb"/>
    </style:style>
    <style:style style:name="Таблица1.B2" style:family="table-cell">
      <style:table-cell-properties style:vertical-align="bottom" fo:padding-left="0.191cm" fo:padding-right="0.191cm" fo:padding-top="0cm" fo:padding-bottom="0cm" fo:border-left="none" fo:border-right="none" fo:border-top="0.5pt solid #000000" fo:border-bottom="0.5pt solid #000000" style:writing-mode="lr-tb"/>
    </style:style>
    <style:style style:name="Таблица2" style:family="table">
      <style:table-properties style:width="16.501cm" table:align="margins"/>
    </style:style>
    <style:style style:name="Таблица2.A" style:family="table-column">
      <style:table-column-properties style:column-width="1.49cm" style:rel-column-width="5920*"/>
    </style:style>
    <style:style style:name="Таблица2.B" style:family="table-column">
      <style:table-column-properties style:column-width="5.004cm" style:rel-column-width="19871*"/>
    </style:style>
    <style:style style:name="Таблица2.C" style:family="table-column">
      <style:table-column-properties style:column-width="10.007cm" style:rel-column-width="39744*"/>
    </style:style>
    <style:style style:name="Таблица2.A1" style:family="table-cell">
      <style:table-cell-properties fo:padding="0.097cm" fo:border-left="0.05pt solid #000000" fo:border-right="none" fo:border-top="0.05pt solid #000000" fo:border-bottom="0.05pt solid #000000"/>
    </style:style>
    <style:style style:name="Таблица2.C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margin-left="0cm" fo:margin-right="0cm" fo:line-height="150%" fo:text-align="center" style:justify-single-word="false" fo:text-indent="1.251cm" style:auto-text-indent="false" style:writing-mode="lr-tb"/>
    </style:style>
    <style:style style:name="P3" style:family="paragraph" style:parent-style-name="Standard">
      <style:paragraph-properties fo:margin-left="0cm" fo:margin-right="0cm" fo:line-height="150%" fo:text-indent="1.251cm" style:auto-text-indent="false" style:writing-mode="lr-tb">
        <style:tab-stops/>
      </style:paragraph-properties>
    </style:style>
    <style:style style:name="P4" style:family="paragraph" style:parent-style-name="Standard">
      <style:paragraph-properties fo:margin-left="0cm" fo:margin-right="0cm" fo:line-height="150%" fo:text-align="center" style:justify-single-word="false" fo:text-indent="1.251cm" style:auto-text-indent="false" style:writing-mode="lr-tb"/>
      <style:text-properties fo:text-transform="uppercase" fo:color="#111111" style:font-name="Times New Roman" fo:font-size="14pt" fo:language="ru" fo:country="RU" fo:font-weight="bold" style:font-size-asian="14pt" style:language-asian="ru" style:country-asian="RU" style:font-weight-asian="bold" style:font-name-complex="Times New Roman5" style:font-size-complex="14pt" style:language-complex="ar" style:country-complex="SA"/>
    </style:style>
    <style:style style:name="P5" style:family="paragraph" style:parent-style-name="Standard">
      <style:paragraph-properties fo:margin-left="0cm" fo:margin-right="0cm" fo:line-height="150%" fo:text-align="center" style:justify-single-word="false" fo:text-indent="1.251cm" style:auto-text-indent="false" style:writing-mode="lr-tb"/>
      <style:text-properties fo:color="#111111" style:font-name="Times New Roman" fo:font-size="14pt" fo:language="ru" fo:country="RU" fo:font-weight="bold" style:font-size-asian="14pt" style:language-asian="ru" style:country-asian="RU" style:font-weight-asian="bold" style:font-name-complex="Times New Roman5" style:font-size-complex="14pt" style:language-complex="ar" style:country-complex="SA"/>
    </style:style>
    <style:style style:name="P6" style:family="paragraph" style:parent-style-name="Standard">
      <style:paragraph-properties fo:margin-left="0cm" fo:margin-right="0cm" fo:line-height="150%" fo:text-align="center" style:justify-single-word="false" fo:text-indent="1.251cm" style:auto-text-indent="false" style:writing-mode="lr-tb"/>
      <style:text-properties fo:color="#111111" style:font-name="Times New Roman" fo:font-size="14pt" fo:language="ru" fo:country="RU" style:font-size-asian="14pt" style:language-asian="ru" style:country-asian="RU" style:font-name-complex="Times New Roman5" style:font-size-complex="14pt" style:language-complex="ar" style:country-complex="SA"/>
    </style:style>
    <style:style style:name="P7" style:family="paragraph" style:parent-style-name="Standard">
      <style:paragraph-properties fo:margin-left="0cm" fo:margin-right="0cm" fo:line-height="150%" fo:text-align="center" style:justify-single-word="false" fo:text-indent="1.251cm" style:auto-text-indent="false" style:writing-mode="lr-tb"/>
      <style:text-properties fo:color="#111111" style:font-name="Times New Roman" fo:font-size="14pt" fo:language="ru" fo:country="RU" style:font-size-asian="14pt" style:language-asian="ru" style:country-asian="RU" style:font-name-complex="Times New Roman5" style:font-size-complex="14pt" style:language-complex="ar" style:country-complex="SA" style:font-weight-complex="bold"/>
    </style:style>
    <style:style style:name="P8" style:family="paragraph" style:parent-style-name="Standard">
      <style:paragraph-properties fo:margin-left="0cm" fo:margin-right="0cm" fo:line-height="150%" fo:text-indent="1.251cm" style:auto-text-indent="false" style:writing-mode="lr-tb">
        <style:tab-stops/>
      </style:paragraph-properties>
      <style:text-properties fo:color="#111111" style:font-name="Times New Roman" style:font-size-complex="14pt"/>
    </style:style>
    <style:style style:name="P9" style:family="paragraph" style:parent-style-name="Standard">
      <style:paragraph-properties fo:margin-left="0cm" fo:margin-right="0cm" fo:line-height="150%" fo:text-align="center" style:justify-single-word="false" fo:text-indent="1.251cm" style:auto-text-indent="false" style:writing-mode="lr-tb"/>
      <style:text-properties fo:color="#111111"/>
    </style:style>
    <style:style style:name="P10" style:family="paragraph" style:parent-style-name="Times14_5f_РИО2" style:master-page-name="">
      <loext:graphic-properties draw:fill="none"/>
      <style:paragraph-properties fo:margin-left="0cm" fo:margin-right="0cm" fo:line-height="150%" fo:text-align="center" style:justify-single-word="false" fo:orphans="2" fo:widows="2" fo:text-indent="1.3cm" style:auto-text-indent="false" style:page-number="auto" fo:background-color="transparent" style:vertical-align="auto" style:writing-mode="lr-tb">
        <style:tab-stops>
          <style:tab-stop style:position="1.251cm"/>
        </style:tab-stops>
      </style:paragraph-properties>
    </style:style>
    <style:style style:name="P11" style:family="paragraph" style:parent-style-name="Table">
      <style:paragraph-properties fo:keep-with-next="always"/>
      <style:text-properties fo:color="#111111"/>
    </style:style>
    <style:style style:name="P12" style:family="paragraph" style:parent-style-name="Preformatted_20_Text">
      <style:paragraph-properties fo:margin-left="0cm" fo:margin-right="0cm" fo:margin-top="0cm" fo:margin-bottom="0.499cm" loext:contextual-spacing="false" fo:text-indent="0cm" style:auto-text-indent="false"/>
    </style:style>
    <style:style style:name="P13" style:family="paragraph" style:parent-style-name="Preformatted_20_Text">
      <style:paragraph-properties fo:margin-left="0cm" fo:margin-right="0cm" fo:margin-top="0cm" fo:margin-bottom="0cm" loext:contextual-spacing="false" fo:text-indent="0cm" style:auto-text-indent="false"/>
    </style:style>
    <style:style style:name="P14" style:family="paragraph" style:parent-style-name="Standard">
      <style:paragraph-properties fo:margin-left="0cm" fo:margin-right="0cm" fo:line-height="150%" fo:text-indent="0cm" style:auto-text-indent="false" style:writing-mode="lr-tb">
        <style:tab-stops/>
      </style:paragraph-properties>
      <style:text-properties fo:color="#111111" style:font-name="Times New Roman" style:font-size-complex="14pt"/>
    </style:style>
    <style:style style:name="P15" style:family="paragraph" style:parent-style-name="Standard">
      <style:paragraph-properties fo:margin-left="0cm" fo:margin-right="0cm" fo:line-height="150%" fo:text-align="center" style:justify-single-word="false" fo:text-indent="0cm" style:auto-text-indent="false" style:writing-mode="lr-tb">
        <style:tab-stops/>
      </style:paragraph-properties>
      <style:text-properties fo:color="#111111" style:font-name="Times New Roman" officeooo:rsid="003be46b" officeooo:paragraph-rsid="003be46b" style:font-size-complex="14pt"/>
    </style:style>
    <style:style style:name="P16"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writing-mode="lr-tb">
        <style:tab-stops/>
      </style:paragraph-properties>
      <style:text-properties fo:color="#111111" style:font-name="Times New Roman" fo:font-size="14pt" officeooo:rsid="003be46b" officeooo:paragraph-rsid="003be46b" style:font-size-complex="14pt"/>
    </style:style>
    <style:style style:name="P17" style:family="paragraph" style:parent-style-name="Standard">
      <style:paragraph-properties fo:margin-left="0cm" fo:margin-right="0cm" fo:text-align="center" style:justify-single-word="false" fo:text-indent="0cm" style:auto-text-indent="false"/>
      <style:text-properties fo:color="#111111" style:font-name="Times New Roman" fo:font-size="14pt" fo:language="ru" fo:country="RU" officeooo:rsid="00419ae3" officeooo:paragraph-rsid="00419ae3" style:font-size-asian="14pt" style:language-asian="ru" style:country-asian="RU" style:font-name-complex="Times New Roman5" style:font-size-complex="12pt" style:language-complex="ar" style:country-complex="SA"/>
    </style:style>
    <style:style style:name="P18" style:family="paragraph" style:parent-style-name="Table_20_Contents">
      <loext:graphic-properties draw:fill="none"/>
      <style:paragraph-properties fo:margin-left="0cm" fo:margin-right="0cm" fo:line-height="150%" fo:text-align="justify" style:justify-single-word="false" fo:orphans="2" fo:widows="2" fo:text-indent="0cm" style:auto-text-indent="false" fo:background-color="transparent" text:number-lines="false" text:line-number="0"/>
      <style:text-properties fo:color="#111111" fo:font-size="12pt" officeooo:rsid="00136246" officeooo:paragraph-rsid="00136246" style:font-size-asian="12pt" style:font-name-complex="Times New Roman5" style:font-size-complex="12pt"/>
    </style:style>
    <style:style style:name="P19" style:family="paragraph" style:parent-style-name="Table_20_Contents">
      <loext:graphic-properties draw:fill="none"/>
      <style:paragraph-properties fo:margin-left="0cm" fo:margin-right="0cm" fo:line-height="150%" fo:text-align="justify" style:justify-single-word="false" fo:orphans="2" fo:widows="2" fo:text-indent="0cm" style:auto-text-indent="false" fo:background-color="transparent" text:number-lines="false" text:line-number="0"/>
      <style:text-properties fo:color="#111111" fo:font-size="12pt" style:font-size-asian="12pt" style:font-name-complex="Times New Roman5" style:font-size-complex="12pt"/>
    </style:style>
    <style:style style:name="P20" style:family="paragraph" style:parent-style-name="Table_20_Contents">
      <loext:graphic-properties draw:fill="none"/>
      <style:paragraph-properties fo:margin-left="0cm" fo:margin-right="0cm" fo:line-height="150%" fo:text-align="justify" style:justify-single-word="false" fo:orphans="2" fo:widows="2" fo:text-indent="0cm" style:auto-text-indent="false" fo:background-color="transparent" text:number-lines="false" text:line-number="0"/>
      <style:text-properties fo:color="#111111" fo:font-size="12pt" officeooo:paragraph-rsid="00136246" style:font-size-asian="12pt" style:font-name-complex="Times New Roman5" style:font-size-complex="12pt"/>
    </style:style>
    <style:style style:name="P21" style:family="paragraph" style:parent-style-name="Table_20_Contents">
      <loext:graphic-properties draw:fill="none"/>
      <style:paragraph-properties fo:margin-left="0cm" fo:margin-right="0cm" fo:line-height="150%" fo:text-align="justify" style:justify-single-word="false" fo:orphans="2" fo:widows="2" fo:text-indent="0cm" style:auto-text-indent="false" fo:background-color="transparent" text:number-lines="false" text:line-number="0"/>
      <style:text-properties fo:color="#111111" fo:font-size="12pt" officeooo:rsid="0040e140" officeooo:paragraph-rsid="0040e140" style:font-size-asian="12pt" style:font-name-complex="Times New Roman5" style:font-size-complex="12pt"/>
    </style:style>
    <style:style style:name="P22" style:family="paragraph" style:parent-style-name="Table_20_Contents">
      <loext:graphic-properties draw:fill="none"/>
      <style:paragraph-properties fo:margin-left="0cm" fo:margin-right="0cm" fo:line-height="150%" fo:text-align="center" style:justify-single-word="false" fo:orphans="2" fo:widows="2" fo:text-indent="0cm" style:auto-text-indent="false" fo:background-color="transparent" text:number-lines="false" text:line-number="0"/>
      <style:text-properties fo:color="#111111" fo:font-size="12pt" officeooo:rsid="0040e140" officeooo:paragraph-rsid="0040e140" style:font-size-asian="12pt" style:font-name-complex="Times New Roman5" style:font-size-complex="12pt"/>
    </style:style>
    <style:style style:name="P23" style:family="paragraph" style:parent-style-name="Standard">
      <style:text-properties fo:color="#111111"/>
    </style:style>
    <style:style style:name="P24" style:family="paragraph" style:parent-style-name="Standard">
      <style:paragraph-properties fo:text-align="center" style:justify-single-word="false"/>
      <style:text-properties fo:color="#111111" style:font-name="Times New Roman" fo:font-size="14pt" fo:language="ru" fo:country="RU" style:font-size-asian="14pt" style:language-asian="ru" style:country-asian="RU" style:font-name-complex="Times New Roman5" style:font-size-complex="14pt" style:language-complex="ar" style:country-complex="SA" style:font-weight-complex="bold"/>
    </style:style>
    <style:style style:name="P25" style:family="paragraph" style:parent-style-name="Standard">
      <style:text-properties fo:color="#111111" style:font-name="Times New Roman" fo:font-size="14pt" fo:language="ru" fo:country="RU" officeooo:rsid="0013326f" officeooo:paragraph-rsid="0013326f" style:font-size-asian="14pt" style:language-asian="ru" style:country-asian="RU" style:font-name-complex="Times New Roman5" style:font-size-complex="12pt" style:language-complex="ar" style:country-complex="SA"/>
    </style:style>
    <style:style style:name="P26" style:family="paragraph" style:parent-style-name="Standard">
      <style:text-properties fo:color="#111111" officeooo:rsid="0018933d" officeooo:paragraph-rsid="0018933d"/>
    </style:style>
    <style:style style:name="P27" style:family="paragraph" style:parent-style-name="Text_20_body">
      <style:text-properties fo:color="#111111"/>
    </style:style>
    <style:style style:name="P28" style:family="paragraph" style:parent-style-name="Text_20_body">
      <style:text-properties fo:color="#111111" officeooo:rsid="00323a6e" officeooo:paragraph-rsid="00323a6e"/>
    </style:style>
    <style:style style:name="P29" style:family="paragraph" style:parent-style-name="Text_20_body">
      <style:text-properties fo:color="#111111" officeooo:rsid="00136246" officeooo:paragraph-rsid="00323a6e"/>
    </style:style>
    <style:style style:name="P30" style:family="paragraph" style:parent-style-name="Листинг">
      <style:text-properties fo:color="#111111" officeooo:rsid="0014324b" officeooo:paragraph-rsid="00136246"/>
    </style:style>
    <style:style style:name="P31" style:family="paragraph" style:parent-style-name="Heading_20_1">
      <style:paragraph-properties fo:break-before="page"/>
      <style:text-properties fo:color="#111111" officeooo:rsid="000ef043" officeooo:paragraph-rsid="003724e9"/>
    </style:style>
    <style:style style:name="P32" style:family="paragraph" style:parent-style-name="Heading_20_2">
      <style:text-properties fo:color="#111111"/>
    </style:style>
    <style:style style:name="P33" style:family="paragraph" style:parent-style-name="Heading_20_2">
      <style:text-properties fo:color="#111111" style:font-name="Times New Roman" fo:font-size="14pt" fo:language="ru" fo:country="RU" officeooo:paragraph-rsid="0013326f" style:font-size-asian="14pt" style:language-asian="ru" style:country-asian="RU" style:font-name-complex="Times New Roman5" style:font-size-complex="12pt" style:language-complex="ar" style:country-complex="SA"/>
    </style:style>
    <style:style style:name="P34" style:family="paragraph" style:parent-style-name="Heading_20_2" style:list-style-name="">
      <style:paragraph-properties fo:line-height="150%" fo:text-align="justify" style:justify-single-word="false" fo:orphans="2" fo:widows="2"/>
      <style:text-properties fo:color="#111111"/>
    </style:style>
    <style:style style:name="P35" style:family="paragraph" style:parent-style-name="Heading_20_2">
      <style:paragraph-properties fo:break-before="page"/>
      <style:text-properties fo:color="#111111"/>
    </style:style>
    <style:style style:name="P36" style:family="paragraph" style:parent-style-name="Preformatted_20_Text">
      <style:paragraph-properties fo:margin-left="0cm" fo:margin-right="0cm" fo:margin-top="0cm" fo:margin-bottom="0.499cm" loext:contextual-spacing="false" fo:text-indent="0cm" style:auto-text-indent="false"/>
    </style:style>
    <style:style style:name="P37" style:family="paragraph" style:parent-style-name="Preformatted_20_Text">
      <style:paragraph-properties fo:margin-left="0cm" fo:margin-right="0cm" fo:margin-top="0cm" fo:margin-bottom="0.499cm" loext:contextual-spacing="false" fo:text-indent="0cm" style:auto-text-indent="false"/>
      <style:text-properties fo:color="#008000"/>
    </style:style>
    <style:style style:name="P38" style:family="paragraph" style:parent-style-name="Preformatted_20_Text">
      <style:paragraph-properties fo:margin-left="0cm" fo:margin-right="0cm" fo:margin-top="0cm" fo:margin-bottom="0cm" loext:contextual-spacing="false" fo:text-indent="0cm" style:auto-text-indent="false"/>
    </style:style>
    <style:style style:name="P39" style:family="paragraph" style:parent-style-name="Preformatted_20_Text">
      <style:paragraph-properties fo:margin-left="0cm" fo:margin-right="0cm" fo:margin-top="0cm" fo:margin-bottom="0cm" loext:contextual-spacing="false" fo:text-indent="0cm" style:auto-text-indent="false"/>
      <style:text-properties fo:color="#008000"/>
    </style:style>
    <style:style style:name="P40" style:family="paragraph" style:parent-style-name="Preformatted_20_Text">
      <style:paragraph-properties fo:margin-left="0cm" fo:margin-right="0cm" fo:text-indent="0cm" style:auto-text-indent="false"/>
      <style:text-properties officeooo:paragraph-rsid="00136246"/>
    </style:style>
    <style:style style:name="P41" style:family="paragraph" style:parent-style-name="Standard" style:master-page-name="First_20_Page">
      <style:paragraph-properties fo:margin-left="0cm" fo:margin-right="0cm" fo:line-height="150%" fo:text-align="center" style:justify-single-word="false" fo:text-indent="1.251cm" style:auto-text-indent="false" style:page-number="auto" style:writing-mode="lr-tb"/>
      <style:text-properties fo:text-transform="uppercase" fo:color="#111111" style:font-name="Times New Roman" fo:font-size="14pt" fo:language="ru" fo:country="RU" fo:font-weight="bold" style:font-size-asian="14pt" style:language-asian="ru" style:country-asian="RU" style:font-weight-asian="bold" style:font-name-complex="Times New Roman5" style:font-size-complex="14pt" style:language-complex="ar" style:country-complex="SA"/>
    </style:style>
    <style:style style:name="P42" style:family="paragraph" style:parent-style-name="Standard">
      <style:paragraph-properties fo:margin-left="0cm" fo:margin-right="0cm" fo:line-height="150%" fo:text-align="center" style:justify-single-word="false" fo:text-indent="1.251cm" style:auto-text-indent="false" style:writing-mode="lr-tb"/>
      <style:text-properties officeooo:paragraph-rsid="0044508d"/>
    </style:style>
    <style:style style:name="P43" style:family="paragraph" style:parent-style-name="Standard">
      <style:paragraph-properties fo:margin-left="0cm" fo:margin-right="0cm" fo:line-height="150%" fo:text-align="justify" style:justify-single-word="false" fo:text-indent="1.251cm" style:auto-text-indent="false"/>
      <style:text-properties fo:color="#111111" officeooo:paragraph-rsid="0044508d"/>
    </style:style>
    <style:style style:name="P44" style:family="paragraph" style:parent-style-name="Standard">
      <style:paragraph-properties fo:margin-left="0cm" fo:margin-right="0cm" fo:line-height="150%" fo:text-align="justify" style:justify-single-word="false" fo:text-indent="1.251cm" style:auto-text-indent="false"/>
      <style:text-properties officeooo:paragraph-rsid="0044508d"/>
    </style:style>
    <style:style style:name="P45" style:family="paragraph" style:parent-style-name="Standard">
      <style:paragraph-properties fo:margin-left="0cm" fo:margin-right="0cm" fo:line-height="150%" fo:text-align="justify" style:justify-single-word="false" fo:text-indent="1.251cm" style:auto-text-indent="false"/>
      <style:text-properties fo:font-weight="normal" officeooo:paragraph-rsid="0044508d" style:font-weight-asian="normal" style:font-weight-complex="normal"/>
    </style:style>
    <style:style style:name="P46" style:family="paragraph" style:parent-style-name="Standard">
      <style:paragraph-properties fo:margin-left="0cm" fo:margin-right="0cm" fo:line-height="150%" fo:text-align="justify" style:justify-single-word="false" fo:text-indent="1.251cm" style:auto-text-indent="false"/>
      <style:text-properties fo:font-weight="normal" officeooo:paragraph-rsid="0044c6ce" style:font-weight-asian="normal" style:font-weight-complex="normal"/>
    </style:style>
    <style:style style:name="P47" style:family="paragraph" style:parent-style-name="Standard">
      <style:paragraph-properties fo:margin-left="0cm" fo:margin-right="0cm" fo:line-height="150%" fo:text-align="justify" style:justify-single-word="false" fo:text-indent="1.251cm" style:auto-text-indent="false"/>
      <style:text-properties fo:font-weight="normal" officeooo:rsid="0044508d" officeooo:paragraph-rsid="0044c6ce" style:font-weight-asian="normal" style:font-weight-complex="normal"/>
    </style:style>
    <style:style style:name="P48" style:family="paragraph" style:parent-style-name="Standard">
      <style:paragraph-properties fo:margin-left="0cm" fo:margin-right="0cm" fo:line-height="115%" fo:text-align="justify" style:justify-single-word="false" fo:text-indent="1.251cm" style:auto-text-indent="false" style:writing-mode="lr-tb"/>
      <style:text-properties fo:color="#111111" officeooo:rsid="0013326f" officeooo:paragraph-rsid="0044508d"/>
    </style:style>
    <style:style style:name="P49" style:family="paragraph" style:parent-style-name="Standard">
      <style:paragraph-properties fo:margin-left="0cm" fo:margin-right="0cm" fo:line-height="150%" fo:text-align="justify" style:justify-single-word="false" fo:text-indent="1.251cm" style:auto-text-indent="false" fo:break-before="page"/>
      <style:text-properties officeooo:paragraph-rsid="0044508d"/>
    </style:style>
    <style:style style:name="P50" style:family="paragraph" style:parent-style-name="Table_20_Contents" style:list-style-name="L1">
      <loext:graphic-properties draw:fill="none"/>
      <style:paragraph-properties fo:line-height="150%" fo:text-align="justify" style:justify-single-word="false" fo:orphans="2" fo:widows="2" fo:background-color="transparent" text:number-lines="false" text:line-number="0"/>
      <style:text-properties fo:color="#111111" fo:font-size="12pt" style:font-size-asian="12pt" style:font-name-complex="Times New Roman5" style:font-size-complex="12pt"/>
    </style:style>
    <style:style style:name="P51" style:family="paragraph" style:parent-style-name="Table_20_Contents" style:list-style-name="L1">
      <loext:graphic-properties draw:fill="none"/>
      <style:paragraph-properties fo:line-height="150%" fo:text-align="justify" style:justify-single-word="false" fo:orphans="2" fo:widows="2" fo:background-color="transparent" text:number-lines="false" text:line-number="0"/>
      <style:text-properties fo:color="#111111" fo:font-size="12pt" officeooo:paragraph-rsid="00136246" style:font-size-asian="12pt" style:font-name-complex="Times New Roman5" style:font-size-complex="12pt"/>
    </style:style>
    <style:style style:name="P52" style:family="paragraph" style:parent-style-name="Table_20_Contents">
      <loext:graphic-properties draw:fill="none"/>
      <style:paragraph-properties fo:margin-left="0cm" fo:margin-right="0cm" fo:line-height="150%" fo:text-align="justify" style:justify-single-word="false" fo:orphans="2" fo:widows="2" fo:text-indent="0cm" style:auto-text-indent="false" fo:background-color="transparent" text:number-lines="false" text:line-number="0"/>
      <style:text-properties fo:color="#111111" fo:font-size="12pt" officeooo:rsid="0040e140" officeooo:paragraph-rsid="0040e140" style:font-size-asian="12pt" style:font-name-complex="Times New Roman5" style:font-size-complex="12pt"/>
    </style:style>
    <style:style style:name="P53" style:family="paragraph" style:parent-style-name="Table_20_Contents">
      <loext:graphic-properties draw:fill="none"/>
      <style:paragraph-properties fo:margin-left="0cm" fo:margin-right="0cm" fo:line-height="150%" fo:text-align="justify" style:justify-single-word="false" fo:orphans="2" fo:widows="2" fo:text-indent="0cm" style:auto-text-indent="false" fo:background-color="transparent" text:number-lines="false" text:line-number="0"/>
      <style:text-properties fo:color="#111111" fo:font-size="12pt" officeooo:rsid="0040e140" officeooo:paragraph-rsid="00457705" style:font-size-asian="12pt" style:font-name-complex="Times New Roman5" style:font-size-complex="12pt"/>
    </style:style>
    <style:style style:name="P54" style:family="paragraph" style:parent-style-name="Table_20_Contents">
      <loext:graphic-properties draw:fill="none"/>
      <style:paragraph-properties fo:margin-left="0cm" fo:margin-right="0cm" fo:line-height="150%" fo:text-align="justify" style:justify-single-word="false" fo:orphans="2" fo:widows="2" fo:text-indent="0cm" style:auto-text-indent="false" fo:background-color="transparent" text:number-lines="false" text:line-number="0"/>
      <style:text-properties fo:color="#111111" fo:font-size="12pt" style:font-size-asian="12pt" style:font-name-complex="Times New Roman5" style:font-size-complex="12pt"/>
    </style:style>
    <style:style style:name="P55" style:family="paragraph" style:parent-style-name="Table_20_Contents">
      <loext:graphic-properties draw:fill="none"/>
      <style:paragraph-properties fo:margin-left="0cm" fo:margin-right="0cm" fo:line-height="150%" fo:text-align="justify" style:justify-single-word="false" fo:orphans="2" fo:widows="2" fo:text-indent="0cm" style:auto-text-indent="false" fo:background-color="transparent" text:number-lines="false" text:line-number="0"/>
      <style:text-properties fo:color="#111111" fo:font-size="12pt" officeooo:rsid="00457705" officeooo:paragraph-rsid="00457705" style:font-size-asian="12pt" style:font-name-complex="Times New Roman5" style:font-size-complex="12pt"/>
    </style:style>
    <style:style style:name="P56" style:family="paragraph" style:parent-style-name="Text_20_body">
      <style:text-properties fo:color="#111111" style:font-name="Times New Roman" fo:font-size="14pt" fo:language="ru" fo:country="RU" fo:font-weight="bold" officeooo:rsid="0041cb80" officeooo:paragraph-rsid="0041cb80" style:font-size-asian="14pt" style:language-asian="ru" style:country-asian="RU" style:font-weight-asian="bold" style:font-name-complex="Times New Roman5" style:font-size-complex="12pt" style:language-complex="ar" style:country-complex="SA" style:font-weight-complex="bold"/>
    </style:style>
    <style:style style:name="P57" style:family="paragraph" style:parent-style-name="Times14_5f_РИО2">
      <style:paragraph-properties fo:line-height="150%"/>
      <style:text-properties fo:color="#111111" style:font-name="Times New Roman" fo:font-size="14pt" fo:language="ru" fo:country="RU" fo:font-weight="normal" officeooo:rsid="0041cb80" officeooo:paragraph-rsid="0044508d" style:font-size-asian="14pt" style:language-asian="ru" style:country-asian="RU" style:font-weight-asian="normal" style:font-name-complex="Times New Roman5" style:font-size-complex="12pt" style:language-complex="ar" style:country-complex="SA" style:font-weight-complex="normal"/>
    </style:style>
    <style:style style:name="P58" style:family="paragraph" style:parent-style-name="Times14_5f_РИО2">
      <style:paragraph-properties fo:line-height="150%"/>
      <style:text-properties officeooo:paragraph-rsid="0044508d"/>
    </style:style>
    <style:style style:name="P59" style:family="paragraph" style:parent-style-name="Times14_5f_РИО2" style:list-style-name="WWNum15">
      <style:paragraph-properties fo:line-height="150%"/>
      <style:text-properties officeooo:paragraph-rsid="0044508d"/>
    </style:style>
    <style:style style:name="P60" style:family="paragraph" style:parent-style-name="Times14_5f_РИО2" style:list-style-name="WWNum13">
      <style:paragraph-properties fo:line-height="150%"/>
      <style:text-properties officeooo:paragraph-rsid="0044508d"/>
    </style:style>
    <style:style style:name="P61" style:family="paragraph" style:parent-style-name="Times14_5f_РИО2">
      <style:paragraph-properties fo:line-height="150%"/>
      <style:text-properties style:text-underline-style="solid" style:text-underline-width="auto" style:text-underline-color="font-color" fo:font-weight="normal" officeooo:paragraph-rsid="0044508d" style:font-weight-asian="normal" style:font-weight-complex="normal"/>
    </style:style>
    <style:style style:name="P62" style:family="paragraph" style:parent-style-name="Times14_5f_РИО2">
      <style:paragraph-properties fo:margin-left="0cm" fo:margin-right="0cm" fo:line-height="150%" fo:text-indent="1.251cm" style:auto-text-indent="false" style:writing-mode="lr-tb"/>
      <style:text-properties fo:color="#000000" style:font-name="Times New Roman" fo:font-size="14pt" fo:language="ru" fo:country="RU" officeooo:rsid="00419ae3" officeooo:paragraph-rsid="0044508d" style:font-size-asian="14pt" style:language-asian="ru" style:country-asian="RU" style:font-name-complex="Times New Roman5" style:font-size-complex="12pt" style:language-complex="ar" style:country-complex="SA"/>
    </style:style>
    <style:style style:name="P63" style:family="paragraph" style:parent-style-name="Times14_5f_РИО2">
      <style:paragraph-properties fo:margin-left="0cm" fo:margin-right="0cm" fo:line-height="150%" fo:text-indent="0cm" style:auto-text-indent="false" fo:break-before="page"/>
      <style:text-properties officeooo:paragraph-rsid="0044508d"/>
    </style:style>
    <style:style style:name="P64" style:family="paragraph" style:parent-style-name="Times14_5f_РИО2">
      <style:paragraph-properties fo:margin-left="0cm" fo:margin-right="0cm" fo:line-height="150%" fo:text-indent="0cm" style:auto-text-indent="false"/>
      <style:text-properties officeooo:paragraph-rsid="0044508d"/>
    </style:style>
    <style:style style:name="T1" style:family="text">
      <style:text-properties fo:text-transform="uppercase" fo:color="#111111" style:font-name="Times New Roman" fo:font-size="14pt" fo:language="ru" fo:country="RU" style:font-size-asian="14pt" style:language-asian="ru" style:country-asian="RU" style:font-name-complex="Times New Roman5" style:font-size-complex="14pt" style:language-complex="ar" style:country-complex="SA" style:font-weight-complex="bold"/>
    </style:style>
    <style:style style:name="T2" style:family="text">
      <style:text-properties style:font-name="Times New Roman" fo:font-size="14pt" fo:language="ru" fo:country="RU" fo:font-weight="bold" style:font-size-asian="14pt" style:language-asian="ru" style:country-asian="RU" style:font-weight-asian="bold" style:font-name-complex="Times New Roman5" style:font-size-complex="14pt" style:language-complex="ar" style:country-complex="SA"/>
    </style:style>
    <style:style style:name="T3" style:family="text">
      <style:text-properties style:font-name="Times New Roman" fo:font-size="14pt" fo:language="ru" fo:country="RU" fo:font-weight="bold" officeooo:rsid="0044508d" style:font-size-asian="14pt" style:language-asian="ru" style:country-asian="RU" style:font-weight-asian="bold" style:font-name-complex="Times New Roman5" style:font-size-complex="14pt" style:language-complex="ar" style:country-complex="SA"/>
    </style:style>
    <style:style style:name="T4" style:family="text">
      <style:text-properties style:font-name="Times New Roman" fo:font-size="14pt" fo:language="ru" fo:country="RU" fo:font-style="normal" officeooo:rsid="0040e140" style:font-size-asian="14pt" style:language-asian="ru" style:country-asian="RU" style:font-style-asian="normal" style:font-name-complex="Times New Roman5" style:font-size-complex="14pt" style:language-complex="ar" style:country-complex="SA" style:font-style-complex="normal"/>
    </style:style>
    <style:style style:name="T5" style:family="text">
      <style:text-properties fo:font-variant="normal" fo:text-transform="none" fo:color="#111111" style:font-name="Times New Roman" fo:font-size="14pt" fo:language="ru" fo:country="RU" style:font-size-asian="14pt" style:language-asian="ru" style:country-asian="RU" style:font-name-complex="Times New Roman5" style:font-size-complex="14pt" style:language-complex="ar" style:country-complex="SA" style:font-weight-complex="bold"/>
    </style:style>
    <style:style style:name="T6" style:family="text">
      <style:text-properties fo:font-variant="normal" fo:text-transform="none" fo:color="#111111" style:font-name="Times New Roman" fo:font-size="14pt" fo:letter-spacing="0.009cm" fo:language="ru" fo:country="RU" fo:font-weight="bold" officeooo:rsid="003be46b" style:font-size-asian="14pt" style:language-asian="ru" style:country-asian="RU" style:font-weight-asian="bold" style:font-name-complex="Times New Roman5" style:font-size-complex="14pt" style:language-complex="ar" style:country-complex="SA" style:font-weight-complex="bold"/>
    </style:style>
    <style:style style:name="T7" style:family="text">
      <style:text-properties officeooo:rsid="0013326f"/>
    </style:style>
    <style:style style:name="T8" style:family="text">
      <style:text-properties fo:language="en" fo:country="US"/>
    </style:style>
    <style:style style:name="T9" style:family="text">
      <style:text-properties fo:language="en" fo:country="US" fo:font-weight="normal" style:font-weight-asian="normal" style:font-size-complex="14pt" style:font-weight-complex="normal"/>
    </style:style>
    <style:style style:name="T10" style:family="text">
      <style:text-properties officeooo:rsid="0014324b"/>
    </style:style>
    <style:style style:name="T11" style:family="text">
      <style:text-properties officeooo:rsid="001b2153"/>
    </style:style>
    <style:style style:name="T12" style:family="text">
      <style:text-properties fo:font-weight="normal" style:font-weight-asian="normal" style:font-weight-complex="normal"/>
    </style:style>
    <style:style style:name="T13" style:family="text">
      <style:text-properties fo:font-weight="normal" officeooo:rsid="00136246" style:font-weight-asian="normal" style:font-weight-complex="normal"/>
    </style:style>
    <style:style style:name="T14" style:family="text">
      <style:text-properties fo:font-weight="normal" officeooo:rsid="0025a4f4" style:font-weight-asian="normal" style:font-weight-complex="normal"/>
    </style:style>
    <style:style style:name="T15" style:family="text">
      <style:text-properties fo:font-weight="normal" style:font-weight-asian="normal" style:font-size-complex="14pt" style:font-weight-complex="normal"/>
    </style:style>
    <style:style style:name="T16" style:family="text">
      <style:text-properties fo:language="ru" fo:country="RU" officeooo:rsid="00387a0e"/>
    </style:style>
    <style:style style:name="T17" style:family="text">
      <style:text-properties officeooo:rsid="001991e7"/>
    </style:style>
    <style:style style:name="T18" style:family="text">
      <style:text-properties officeooo:rsid="00323a6e"/>
    </style:style>
    <style:style style:name="T19" style:family="text">
      <style:text-properties officeooo:rsid="00358002"/>
    </style:style>
    <style:style style:name="T20" style:family="text">
      <style:text-properties fo:color="#111111" style:font-name="Times New Roman" fo:font-size="14pt" fo:language="ru" fo:country="RU" fo:font-weight="bold" style:font-size-asian="14pt" style:language-asian="ru" style:country-asian="RU" style:font-weight-asian="bold" style:font-name-complex="Times New Roman5" style:font-size-complex="14pt" style:language-complex="ar" style:country-complex="SA"/>
    </style:style>
    <style:style style:name="T21" style:family="text">
      <style:text-properties fo:color="#111111" style:font-name="Times New Roman" fo:font-size="14pt" fo:language="ru" fo:country="RU" fo:font-weight="bold" officeooo:rsid="003be46b" style:font-size-asian="14pt" style:language-asian="ru" style:country-asian="RU" style:font-weight-asian="bold" style:font-name-complex="Times New Roman5" style:font-size-complex="14pt" style:language-complex="ar" style:country-complex="SA"/>
    </style:style>
    <style:style style:name="T22" style:family="text">
      <style:text-properties fo:color="#111111" style:font-name="Times New Roman" fo:font-size="14pt" officeooo:rsid="003be46b" style:font-size-complex="14pt"/>
    </style:style>
    <style:style style:name="T23" style:family="text">
      <style:text-properties fo:color="#111111" style:font-name="Times New Roman" style:font-size-complex="14pt"/>
    </style:style>
    <style:style style:name="T24" style:family="text">
      <style:text-properties officeooo:rsid="003be46b"/>
    </style:style>
    <style:style style:name="T25" style:family="text">
      <style:text-properties fo:color="#800080"/>
    </style:style>
    <style:style style:name="T26" style:family="text">
      <style:text-properties fo:color="#800080" fo:font-weight="bold"/>
    </style:style>
    <style:style style:name="T27" style:family="text">
      <style:text-properties officeooo:rsid="0040e140" fo:background-color="transparent" loext:char-shading-value="0"/>
    </style:style>
    <style:style style:name="T28" style:family="text">
      <style:text-properties fo:color="#000080"/>
    </style:style>
    <style:style style:name="T29" style:family="text">
      <style:text-properties fo:color="#c0c0c0"/>
    </style:style>
    <style:style style:name="T30" style:family="text">
      <style:text-properties fo:color="#c0c0c0" fo:font-size="14pt" style:font-size-asian="14pt"/>
    </style:style>
    <style:style style:name="T31" style:family="text">
      <style:text-properties fo:color="#008000"/>
    </style:style>
    <style:style style:name="T32" style:family="text">
      <style:text-properties fo:color="#008000" fo:font-size="14pt" style:font-size-asian="14pt"/>
    </style:style>
    <style:style style:name="T33" style:family="text">
      <style:text-properties fo:color="#808000"/>
    </style:style>
    <style:style style:name="T34" style:family="text">
      <style:text-properties fo:color="#800000"/>
    </style:style>
    <style:style style:name="T35" style:family="text">
      <style:text-properties fo:color="#00677c"/>
    </style:style>
    <style:style style:name="T36" style:family="text">
      <style:text-properties fo:color="#00677c" fo:font-weight="bold"/>
    </style:style>
    <style:style style:name="T37" style:family="text">
      <style:text-properties fo:color="#092e64"/>
    </style:style>
    <style:style style:name="T38" style:family="text">
      <style:text-properties fo:color="#ce5c00"/>
    </style:style>
    <style:style style:name="T39" style:family="text">
      <style:text-properties fo:font-size="14pt" style:font-size-asian="14pt"/>
    </style:style>
    <style:style style:name="T40" style:family="text">
      <style:text-properties fo:font-size="14pt" style:font-size-asian="14pt" style:font-size-complex="14pt"/>
    </style:style>
    <style:style style:name="T41" style:family="text">
      <style:text-properties fo:font-size="14pt" officeooo:rsid="0044c6ce" style:font-size-asian="14pt"/>
    </style:style>
    <style:style style:name="T42" style:family="text">
      <style:text-properties fo:font-size="14pt" style:font-size-asian="14pt" style:font-size-complex="10pt"/>
    </style:style>
    <style:style style:name="T43" style:family="text">
      <style:text-properties fo:font-size="14pt" officeooo:rsid="0044c6ce" style:font-size-asian="14pt" style:font-size-complex="10pt"/>
    </style:style>
    <style:style style:name="T44" style:family="text">
      <style:text-properties fo:font-size="14pt" fo:font-weight="bold" style:font-size-asian="14pt" style:font-weight-asian="bold"/>
    </style:style>
    <style:style style:name="T45" style:family="text">
      <style:text-properties fo:font-size="14pt" fo:font-weight="bold" style:font-size-asian="14pt" style:font-weight-asian="bold" style:font-size-complex="14pt"/>
    </style:style>
    <style:style style:name="T46" style:family="text">
      <style:text-properties fo:font-size="14pt" fo:font-weight="normal" officeooo:rsid="0044c6ce" style:font-size-asian="14pt" style:font-weight-asian="normal" style:font-weight-complex="normal"/>
    </style:style>
    <style:style style:name="T47" style:family="text">
      <style:text-properties fo:font-size="14pt" fo:language="en" fo:country="US" style:font-size-asian="14pt" style:font-size-complex="10pt"/>
    </style:style>
    <style:style style:name="T48" style:family="text">
      <style:text-properties fo:font-size="14pt" fo:language="en" fo:country="US" officeooo:rsid="0044c6ce" style:font-size-asian="14pt" style:font-size-complex="10pt"/>
    </style:style>
    <style:style style:name="T49" style:family="text">
      <style:text-properties fo:font-style="italic" style:font-style-asian="italic"/>
    </style:style>
    <style:style style:name="T50" style:family="text">
      <style:text-properties fo:font-weight="bold" style:font-weight-asian="bold"/>
    </style:style>
    <style:style style:name="T51"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fr1" style:family="graphic" style:parent-style-name="Formula">
      <style:graphic-properties fo:margin-left="0cm" fo:margin-right="0cm" fo:margin-top="0cm" fo:margin-bottom="0cm" style:vertical-pos="middle" style:vertical-rel="tex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МИНОБРНАУКИ РОССИИ</text:p>
      <text:p text:style-name="P4">Санкт-Петербургский государственный</text:p>
      <text:p text:style-name="P4">электротехнический университет</text:p>
      <text:p text:style-name="P4">«ЛЭТИ» им. В.И. Ульянова (Ленина)</text:p>
      <text:p text:style-name="P5">Кафедра МО ЭВМ</text:p>
      <text:p text:style-name="P4"/>
      <text:p text:style-name="P6"/>
      <text:p text:style-name="P6"/>
      <text:p text:style-name="P6"/>
      <text:p text:style-name="P6"/>
      <text:p text:style-name="P6"/>
      <text:p text:style-name="P6"/>
      <text:p text:style-name="P10"><text:span text:style-name="Book_20_Title"><text:span text:style-name="T1">отчет</text:span></text:span></text:p>
      <text:p text:style-name="P9"><text:span text:style-name="T2">по лабораторной работе №</text:span><text:span text:style-name="T3">2</text:span></text:p>
      <text:p text:style-name="P2"><text:span text:style-name="T20">по дисциплине «</text:span><text:span text:style-name="T21">Построение и анализ алгоритмов</text:span><text:span text:style-name="T20">»</text:span></text:p>
      <text:p text:style-name="P42"><text:span text:style-name="Book_20_Title"><text:span text:style-name="T5">Тема: </text:span></text:span><text:span text:style-name="Book_20_Title"><text:span text:style-name="T6">Алгоритмы поиска пути в графах</text:span></text:span></text:p>
      <text:p text:style-name="P6"/>
      <text:p text:style-name="P6"/>
      <text:p text:style-name="P6"/>
      <text:p text:style-name="P6"/>
      <text:p text:style-name="P6"/>
      <text:p text:style-name="P6"/>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3"><text:span text:style-name="T23">Студентка гр. </text:span><text:span text:style-name="T22">8304</text:span></text:p>
          </table:table-cell>
          <table:table-cell table:style-name="Таблица1.B1" office:value-type="string">
            <text:p text:style-name="P14"/>
          </table:table-cell>
          <table:table-cell table:style-name="Таблица1.A1" office:value-type="string">
            <text:p text:style-name="P16">Мельникова О.А.</text:p>
          </table:table-cell>
        </table:table-row>
        <table:table-row table:style-name="Таблица1.1">
          <table:table-cell table:style-name="Таблица1.A1" office:value-type="string">
            <text:p text:style-name="P8">Преподаватель</text:p>
          </table:table-cell>
          <table:table-cell table:style-name="Таблица1.B2" office:value-type="string">
            <text:p text:style-name="P14"/>
          </table:table-cell>
          <table:table-cell table:style-name="Таблица1.A1" office:value-type="string">
            <text:p text:style-name="P15">Размочаева Н.В.</text:p>
          </table:table-cell>
        </table:table-row>
      </table:table>
      <text:p text:style-name="P7"/>
      <text:p text:style-name="P7"/>
      <text:p text:style-name="P7">Санкт-Петербург</text:p>
      <text:p text:style-name="P24">20<text:span text:style-name="T24">20</text:span></text:p>
      <text:h text:style-name="P35" text:outline-level="2">Цель работы.</text:h>
      <text:p text:style-name="P43"><text:span text:style-name="T40">Ознакомиться с алгоритмами поиска пути в графах на примере жадного алгоритмом на графе и алгоритма А*. Научиться применять данные алгоритмы для решения задач, а также оценивать временную сложность алгоритмов.</text:span></text:p>
      <text:p text:style-name="P56">Вариант 1.</text:p>
      <text:p text:style-name="P44"><text:span text:style-name="T45">Постановка задачи.</text:span></text:p>
      <text:p text:style-name="P58">1) Разработайте программу, которая решает задачу построения пути в ориентированном графе при помощи <text:span text:style-name="T49">жадного алгоритма</text:span>. Жадность в данном случае понимается следующим образом: на каждом шаге выбирается последняя посещённая вершина. Переместиться необходимо в ту вершину, путь до которой является самым дешёвым из последней посещённой вершины. Каждая вершина в графе имеет буквенное обозначение ("a", "b", "c"...), каждое ребро имеет неотрицательный вес.</text:p>
      <text:p text:style-name="P58">В качестве выходных данных необходимо представить строку, в которой перечислены вершины, по которым необходимо пройти от начальной вершины до конечной. </text:p>
      <text:p text:style-name="P58">2) Разработайте программу, которая решает задачу построения кратчайшего пути в ориентированном графе методом А*. Каждая вершина в графе именуется целыми числами (в т. ч. отрицательными), каждое ребро имеет неотрицательный вес. В качестве эвристической функции следует взять близость символов, обозначающих вершины графа, в таблице ASCII.</text:p>
      <text:p text:style-name="P57">В качестве выходных данных необходимо представить строку, в которой перечислены вершины, по которым необходимо пройти от начальной вершины до конечной. </text:p>
      <text:h text:style-name="P32" text:outline-level="2"/>
      <text:h text:style-name="P32" text:outline-level="2"/>
      <text:h text:style-name="P34" text:outline-level="2"/>
      <text:h text:style-name="P35" text:outline-level="2">Выполнение работы.</text:h>
      <text:p text:style-name="P61">Описание жадного алгоритма.</text:p>
      <text:p text:style-name="P58">На первом шаге рассматривается стартовая вершина. На каждом последующем шаге будут рассматриваться вершины, в которые можно попасть напрямую из текущей вершины. Далее среди этих вершин выбирается вершина, расстояние до которой от текущей является наименьшим. Эта вершина помечается рассмотренной и выбирается текущей. Предыдущий шаг повторяется. Если из текущей вершины не существует пути в еще не рассмотренные до этого вершины, то происходит возврат в вершину, из которой был совершен переход в текущую.</text:p>
      <text:p text:style-name="P58">Алгоритм заканчивает работу в двух случаях:</text:p>
      <text:list xml:id="list1057610107" text:style-name="WWNum15">
        <text:list-item>
          <text:p text:style-name="P59">Когда текущей вершиной становится конечная (путь найден).</text:p>
        </text:list-item>
        <text:list-item>
          <text:p text:style-name="P59">Когда все вершины были рассмотрены. </text:p>
        </text:list-item>
      </text:list>
      <text:p text:style-name="P64"><text:span text:style-name="T50"><text:tab/></text:span><text:span text:style-name="T51">Описание алгоритма А*.</text:span></text:p>
      <text:p text:style-name="P58">Стартовая вершина помечается заносится в «открытую». Пока существуют «открытые» вершины:</text:p>
      <text:list xml:id="list2436852327" text:style-name="WWNum13">
        <text:list-item>
          <text:p text:style-name="P60">В качестве текущей выбирается открытая, с наименьшим значением <text:span text:style-name="T8">f</text:span> (полной стоимостью).</text:p>
        </text:list-item>
        <text:list-item>
          <text:p text:style-name="P60">Если текущая вершина является конечной, то алгоритм заканчивает свою работу (путь существует).</text:p>
        </text:list-item>
        <text:list-item>
          <text:p text:style-name="P60">Переносим текущую вершину в «закрытые».</text:p>
        </text:list-item>
      </text:list>
      <text:p text:style-name="P58">Для каждого ребенка текущей вершины, который не является «закрытым» находим длину пути.</text:p>
      <text:p text:style-name="P58">Если вершина еще не закрыта или рассчитанная функция пути меньше функции, рассчитанной для этой вершины ранее, то присваиваем значение рассчитанной функции этой вершине. Запоминаем вершину, из которой мы пришли в ребенка для того, чтобы потом восстановить путь.</text:p>
      <text:p text:style-name="P58">Если открытых вершин не осталось, алгоритм заканчивает работу (пути не существует).</text:p>
      <text:p text:style-name="P49"><text:span text:style-name="T44">Описание функций и структур данных.</text:span></text:p>
      <text:p text:style-name="P47"><text:span text:style-name="T39">Структуры для описания вершины: <text:s/>VertexI содержит имя вершины в int, массив ее детей — </text:span><text:span text:style-name="T41">хранящихся с помощью структуры <text:s/>ChildI, которая содержит дочернюю вершину и цену пути до нее от родительской. Кроме того <text:s/>в VertexI есть поля g — стоимость пути и f — эвристическая оценка.</text:span></text:p>
      <text:p text:style-name="P45"><text:span text:style-name="T39">struct ChildI{</text:span></text:p>
      <text:p text:style-name="P45"><text:span text:style-name="T39"><text:s text:c="4"/>ChildI(VertexI* child, double cost) : child(child), cost(cost) { }</text:span></text:p>
      <text:p text:style-name="P45"><text:span text:style-name="T39"><text:s text:c="4"/>VertexI* child;</text:span></text:p>
      <text:p text:style-name="P45"><text:span text:style-name="T39"><text:s text:c="4"/>double cost;</text:span></text:p>
      <text:p text:style-name="P45"><text:span text:style-name="T39">};</text:span></text:p>
      <text:p text:style-name="P45"><text:span text:style-name="T39">struct VertexI{</text:span></text:p>
      <text:p text:style-name="P45"><text:span text:style-name="T39"><text:s text:c="4"/>VertexI(int name) : name(name){}</text:span></text:p>
      <text:p text:style-name="P45"><text:span text:style-name="T39"><text:s text:c="4"/>int name;</text:span></text:p>
      <text:p text:style-name="P45"><text:span text:style-name="T39"><text:s text:c="4"/>std::vector &lt;ChildI*&gt; children;</text:span></text:p>
      <text:p text:style-name="P45"><text:span text:style-name="T39"><text:s text:c="4"/>double g;</text:span></text:p>
      <text:p text:style-name="P45"><text:span text:style-name="T39"><text:s text:c="4"/>double f;</text:span></text:p>
      <text:p text:style-name="P45"><text:span text:style-name="T39">};</text:span></text:p>
      <text:p text:style-name="P46"><text:span text:style-name="T42">Функция для вычисления эвристической функции (в данном решении – расстояние между символами в таблице </text:span><text:span text:style-name="T47">ASCII</text:span><text:span text:style-name="T42">).</text:span></text:p>
      <text:p text:style-name="P45"><text:span text:style-name="T39">int h(VertexI* vertex1, VertexI* vertex2) ;</text:span></text:p>
      <text:p text:style-name="P46"><text:span text:style-name="T42">Функция для </text:span><text:span text:style-name="T43">поиска вершины с самой низкой оценкой.</text:span></text:p>
      <text:p text:style-name="P45"><text:span text:style-name="T39">VertexI* vertexWithMinF(std::set&lt;VertexI*&gt; open) {</text:span></text:p>
      <text:p text:style-name="P46"><text:span text:style-name="T42">Функция для </text:span><text:span text:style-name="T43">вывода результата.</text:span></text:p>
      <text:p text:style-name="P45"><text:span text:style-name="T39">std::string printResA(VertexI* end, std::map&lt;VertexI*, VertexI*&gt; from){</text:span></text:p>
      <text:p text:style-name="P46"><text:span text:style-name="T43">Ф</text:span><text:span text:style-name="T42">ункция</text:span><text:span text:style-name="T47"> </text:span><text:span text:style-name="T42">алгоритма</text:span><text:span text:style-name="T47"> </text:span><text:span text:style-name="T42">А</text:span><text:span text:style-name="T47">*. При</text:span><text:span text:style-name="T48">ни</text:span><text:span text:style-name="T47">мает начальную и конечную вершину. </text:span></text:p>
      <text:p text:style-name="P45"><text:span text:style-name="T39">std::string aStar(VertexI* start, VertexI* end)</text:span></text:p>
      <text:p text:style-name="P63"><text:span text:style-name="T46"><text:tab/></text:span><text:span text:style-name="T50">Анализ алгоритмов.</text:span></text:p>
      <text:p text:style-name="P58">Оценим временную сложность алгоритмов: <draw:frame draw:style-name="fr1" draw:name="Объект1" text:anchor-type="as-char" svg:width="2.999cm" svg:height="0.586cm" draw:z-index="1"><draw:object xlink:href="./Object 2" xlink:type="simple" xlink:show="embed" xlink:actuate="onLoad"/><draw:image xlink:href="./ObjectReplacements/Object 2" xlink:type="simple" xlink:show="embed" xlink:actuate="onLoad"/><svg:desc>формула</svg:desc></draw:frame>, где <text:span text:style-name="T8">V</text:span> – кол-во вершин, <text:span text:style-name="T8">E</text:span> – кол-во ребер. В худшем случае для поиска пути потребуется обход всех ребер и вершин.</text:p>
      <text:p text:style-name="P62"><text:span text:style-name="T15">Оценим затраты на хранение: </text:span><text:span text:style-name="T15"><draw:frame draw:style-name="fr1" draw:name="Объект2" text:anchor-type="as-char" svg:width="1.575cm" svg:height="0.508cm" draw:z-index="0"><draw:object xlink:href="./Object 1" xlink:type="simple" xlink:show="embed" xlink:actuate="onLoad"/><draw:image xlink:href="./ObjectReplacements/Object 1" xlink:type="simple" xlink:show="embed" xlink:actuate="onLoad"/><svg:desc>формула</svg:desc></draw:frame></text:span><text:span text:style-name="T15">, где </text:span><text:span text:style-name="T9">V</text:span><text:span text:style-name="T15"> – кол-во вершин, </text:span><text:span text:style-name="T9">E</text:span><text:span text:style-name="T15"> – кол-во ребер, затрачивается на хранение графа. Для хранения в программе используется </text:span><text:span text:style-name="T9">V</text:span><text:span text:style-name="T15"> – вершин и </text:span><text:span text:style-name="T9">E</text:span><text:span text:style-name="T15"> – указателей на смежные вершины.</text:span></text:p>
      <text:p text:style-name="P17"/>
      <text:h text:style-name="P33" text:outline-level="2"><text:span text:style-name="T7">Тестирование</text:span>.</text:h>
      <text:p text:style-name="P27"><text:span text:style-name="T13">Ре</text:span><text:span text:style-name="T12">зультаты </text:span><text:span text:style-name="T14">тестирования представлены в табл. 1.</text:span></text:p>
      <text:p text:style-name="P11">Таблица <text:span text:style-name="T27">1</text:span> – Результаты тестирования</text:p>
      <table:table table:name="Таблица2" table:style-name="Таблица2">
        <table:table-column table:style-name="Таблица2.A"/>
        <table:table-column table:style-name="Таблица2.B"/>
        <table:table-column table:style-name="Таблица2.C"/>
        <table:table-row>
          <table:table-cell table:style-name="Таблица2.A1" office:value-type="string">
            <text:p text:style-name="P18">№ п/п</text:p>
          </table:table-cell>
          <table:table-cell table:style-name="Таблица2.A1" office:value-type="string">
            <text:p text:style-name="P18">Входные данные</text:p>
          </table:table-cell>
          <table:table-cell table:style-name="Таблица2.C1" office:value-type="string">
            <text:p text:style-name="P18">Выходные данные</text:p>
          </table:table-cell>
        </table:table-row>
        <table:table-row>
          <table:table-cell table:style-name="Таблица2.A2" office:value-type="string">
            <text:list xml:id="list3817562037" text:style-name="L1">
              <text:list-item>
                <text:p text:style-name="P50"/>
              </text:list-item>
            </text:list>
          </table:table-cell>
          <table:table-cell table:style-name="Таблица2.A2" office:value-type="string">
            <text:p text:style-name="P21">1 4</text:p>
            <text:p text:style-name="P21">1 2 1.0</text:p>
            <text:p text:style-name="P21">2 3 1.1</text:p>
            <text:p text:style-name="P21">3 4 0.5</text:p>
          </table:table-cell>
          <table:table-cell table:style-name="Таблица2.C2" office:value-type="string">
            <text:p text:style-name="P55">1234</text:p>
          </table:table-cell>
        </table:table-row>
        <table:table-row>
          <table:table-cell table:style-name="Таблица2.A2" office:value-type="string">
            <text:list xml:id="list170854201578726" text:continue-numbering="true" text:style-name="L1">
              <text:list-item>
                <text:p text:style-name="P50"/>
              </text:list-item>
            </text:list>
          </table:table-cell>
          <table:table-cell table:style-name="Таблица2.A2" office:value-type="string">
            <text:p text:style-name="P21">1 5</text:p>
            <text:p text:style-name="P53">1 2 3.0</text:p>
            <text:p text:style-name="P53">2 3 1.0</text:p>
            <text:p text:style-name="P53">3 4 1.0</text:p>
            <text:p text:style-name="P53">1 4 5.0</text:p>
            <text:p text:style-name="P53">5 6 1.0</text:p>
          </table:table-cell>
          <table:table-cell table:style-name="Таблица2.C2" office:value-type="string">
            <text:p text:style-name="P53">Путь не найден</text:p>
          </table:table-cell>
        </table:table-row>
        <table:table-row>
          <table:table-cell table:style-name="Таблица2.A2" office:value-type="string">
            <text:list xml:id="list170852490041995" text:continue-numbering="true" text:style-name="L1">
              <text:list-item>
                <text:p text:style-name="P50"/>
              </text:list-item>
            </text:list>
          </table:table-cell>
          <table:table-cell table:style-name="Таблица2.A2" office:value-type="string">
            <text:p text:style-name="P21">-1 6</text:p>
            <text:p text:style-name="P21">-5 4 5.0</text:p>
            <text:p text:style-name="P21">-1 0 4.0</text:p>
            <text:p text:style-name="P21">0 2 1.0</text:p>
            <text:p text:style-name="P21">2 6 0.1</text:p>
            <text:p text:style-name="P21">0 6 5.0</text:p>
          </table:table-cell>
          <table:table-cell table:style-name="Таблица2.C2" office:value-type="string">
            <text:p text:style-name="P19">-5-2013</text:p>
          </table:table-cell>
        </table:table-row>
        <table:table-row>
          <table:table-cell table:style-name="Таблица2.A2" office:value-type="string">
            <text:p text:style-name="P22"><text:s text:c="2"/>4.</text:p>
          </table:table-cell>
          <table:table-cell table:style-name="Таблица2.A2" office:value-type="string">
            <text:p text:style-name="P21">-1 6</text:p>
            <text:p text:style-name="P21">-5 4 5.0</text:p>
            <text:p text:style-name="P21">-1 0 4.0</text:p>
            <text:p text:style-name="P21">0 2 1.0</text:p>
            <text:p text:style-name="P21"><text:soft-page-break/>2 6 0.1</text:p>
            <text:p text:style-name="P21">0 6 5.0</text:p>
          </table:table-cell>
          <table:table-cell table:style-name="Таблица2.C2" office:value-type="string">
            <text:p text:style-name="P19">-106</text:p>
          </table:table-cell>
        </table:table-row>
      </table:table>
      <text:p text:style-name="P25"/>
      <text:h text:style-name="P32" text:outline-level="2">Выводы.</text:h>
      <text:p text:style-name="P48"><text:span text:style-name="T4">В ходе выполнения лабораторной работы были реализованы алгоритмы поиска пути в графе, дана оценка времени работы алгоритмов и требуемой памяти.</text:span></text:p>
      <text:p text:style-name="P23"/>
      <text:p text:style-name="P27"/>
      <text:h text:style-name="P31" text:outline-level="1">Приложение А.<text:line-break/>Исходный код программы</text:h>
      <text:p text:style-name="P26"><text:span text:style-name="T11">Название</text:span> файла: <text:span text:style-name="T8">main.cpp</text:span></text:p>
      <text:p text:style-name="P40">#<text:span text:style-name="T28">include</text:span><text:span text:style-name="T29"> </text:span>&lt;<text:span text:style-name="T31">iostream</text:span>&gt;</text:p>
      <text:p text:style-name="P13">#<text:span text:style-name="T28">include</text:span><text:span text:style-name="T29"> </text:span>&lt;<text:span text:style-name="T31">vector</text:span>&gt;</text:p>
      <text:p text:style-name="P13">#<text:span text:style-name="T28">include</text:span><text:span text:style-name="T29"> </text:span>&lt;<text:span text:style-name="T31">string</text:span>&gt;</text:p>
      <text:p text:style-name="P13">#<text:span text:style-name="T28">include</text:span><text:span text:style-name="T29"> </text:span>&lt;<text:span text:style-name="T31">map</text:span>&gt;</text:p>
      <text:p text:style-name="P13">#<text:span text:style-name="T28">include</text:span><text:span text:style-name="T29"> </text:span>&lt;<text:span text:style-name="T31">stack</text:span>&gt;</text:p>
      <text:p text:style-name="P12">#<text:span text:style-name="T28">include</text:span><text:span text:style-name="T29"> </text:span>&lt;<text:span text:style-name="T31">set</text:span>&gt;</text:p>
      <text:p text:style-name="P12"><text:span text:style-name="T33">struct</text:span><text:span text:style-name="T29"> </text:span><text:span text:style-name="T26">VertexI</text:span>;</text:p>
      <text:p text:style-name="P13"><text:span text:style-name="T33">struct</text:span><text:span text:style-name="T29"> </text:span><text:span text:style-name="T26">ChildI</text:span>{</text:p>
      <text:p text:style-name="P13"><text:span text:style-name="T29"><text:s text:c="4"/></text:span><text:span text:style-name="T36">ChildI</text:span>(<text:span text:style-name="T25">VertexI</text:span>*<text:span text:style-name="T29"> </text:span><text:span text:style-name="T37">child</text:span>,<text:span text:style-name="T29"> </text:span><text:span text:style-name="T33">double</text:span><text:span text:style-name="T29"> </text:span><text:span text:style-name="T37">cost</text:span>)<text:span text:style-name="T29"> </text:span>:<text:span text:style-name="T29"> </text:span><text:span text:style-name="T34">child</text:span>(<text:span text:style-name="T37">child</text:span>),<text:span text:style-name="T29"> </text:span><text:span text:style-name="T34">cost</text:span>(<text:span text:style-name="T37">cost</text:span>)<text:span text:style-name="T29"> </text:span>{<text:span text:style-name="T29"> </text:span>}</text:p>
      <text:p text:style-name="P13"><text:span text:style-name="T29"><text:s text:c="4"/></text:span><text:span text:style-name="T25">VertexI</text:span>*<text:span text:style-name="T29"> </text:span><text:span text:style-name="T34">child</text:span>;</text:p>
      <text:p text:style-name="P13"><text:span text:style-name="T29"><text:s text:c="4"/></text:span><text:span text:style-name="T33">double</text:span><text:span text:style-name="T29"> </text:span><text:span text:style-name="T34">cost</text:span>;</text:p>
      <text:p text:style-name="P12">};</text:p>
      <text:p text:style-name="P13"><text:span text:style-name="T33">struct</text:span><text:span text:style-name="T29"> </text:span>VertexI{</text:p>
      <text:p text:style-name="P13"><text:span text:style-name="T29"><text:s text:c="4"/></text:span><text:span text:style-name="T36">VertexI</text:span>(<text:span text:style-name="T33">int</text:span><text:span text:style-name="T29"> </text:span><text:span text:style-name="T37">name</text:span>)<text:span text:style-name="T29"> </text:span>:<text:span text:style-name="T29"> </text:span><text:span text:style-name="T34">name</text:span>(<text:span text:style-name="T37">name</text:span>){}</text:p>
      <text:p text:style-name="P13"><text:span text:style-name="T29"><text:s text:c="4"/></text:span><text:span text:style-name="T33">int</text:span><text:span text:style-name="T29"> </text:span><text:span text:style-name="T34">name</text:span>;</text:p>
      <text:p text:style-name="P13"><text:span text:style-name="T29"><text:s text:c="4"/></text:span>std::vector<text:span text:style-name="T29"> </text:span>&lt;ChildI*&gt;<text:span text:style-name="T29"> </text:span>children;</text:p>
      <text:p text:style-name="P13"><text:span text:style-name="T29"><text:s text:c="4"/></text:span><text:span text:style-name="T33">double</text:span><text:span text:style-name="T29"> </text:span><text:span text:style-name="T34">g</text:span>;</text:p>
      <text:p text:style-name="P13"><text:span text:style-name="T29"><text:s text:c="4"/></text:span><text:span text:style-name="T33">double</text:span><text:span text:style-name="T29"> </text:span><text:span text:style-name="T34">f</text:span>;</text:p>
      <text:p text:style-name="P12">};</text:p>
      <text:p text:style-name="P13"><text:span text:style-name="T33">int</text:span><text:span text:style-name="T29"> </text:span><text:span text:style-name="T36">h</text:span>(<text:span text:style-name="T25">VertexI</text:span>*<text:span text:style-name="T29"> </text:span><text:span text:style-name="T37">vertex1</text:span>,<text:span text:style-name="T29"> </text:span><text:span text:style-name="T25">VertexI</text:span>*<text:span text:style-name="T29"> </text:span><text:span text:style-name="T37">vertex2</text:span>)<text:span text:style-name="T29"> </text:span>{<text:span text:style-name="T29"> </text:span><text:span text:style-name="T31">//эвр.</text:span><text:span text:style-name="T29"> </text:span><text:span text:style-name="T31">ф.</text:span><text:span text:style-name="T29"> </text:span><text:span text:style-name="T31">-</text:span><text:span text:style-name="T29"> </text:span><text:span text:style-name="T31">близость</text:span><text:span text:style-name="T29"> </text:span><text:span text:style-name="T31">символов</text:span></text:p>
      <text:p text:style-name="P13"><text:span text:style-name="T29"><text:s text:c="4"/></text:span><text:span text:style-name="T33">return</text:span><text:span text:style-name="T29"> </text:span>abs(vertex1-&gt;name<text:span text:style-name="T29"> </text:span>-<text:span text:style-name="T29"> </text:span>vertex2-&gt;name);</text:p>
      <text:p text:style-name="P12">}</text:p>
      <text:p text:style-name="P13"><text:span text:style-name="T25">VertexI</text:span>*<text:span text:style-name="T29"> </text:span><text:span text:style-name="T38">vertexWithMinF</text:span>(std::set&lt;VertexI*&gt;<text:span text:style-name="T29"> </text:span>open)<text:span text:style-name="T29"> </text:span>{</text:p>
      <text:p text:style-name="P12"><text:span text:style-name="T29"><text:s text:c="4"/></text:span>VertexI*<text:span text:style-name="T29"> </text:span>vertexWithMinF<text:span text:style-name="T29"> </text:span>=<text:span text:style-name="T29"> </text:span><text:span text:style-name="T33">nullptr</text:span>;</text:p>
      <text:p text:style-name="P13"><text:span text:style-name="T29"><text:s text:c="4"/></text:span><text:span text:style-name="T33">for</text:span><text:span text:style-name="T29"> </text:span>(<text:span text:style-name="T33">auto</text:span><text:span text:style-name="T29"> </text:span>i<text:span text:style-name="T29"> </text:span>:<text:span text:style-name="T29"> </text:span>open)<text:span text:style-name="T29"> </text:span>{</text:p>
      <text:p text:style-name="P13"><text:span text:style-name="T29"><text:s text:c="8"/></text:span><text:span text:style-name="T33">if</text:span><text:span text:style-name="T29"> </text:span>(!vertexWithMinF)<text:span text:style-name="T29"> </text:span>{</text:p>
      <text:p text:style-name="P13"><text:span text:style-name="T29"><text:s text:c="12"/></text:span>vertexWithMinF<text:span text:style-name="T29"> </text:span>=<text:span text:style-name="T29"> </text:span>i;</text:p>
      <text:p text:style-name="P13"><text:span text:style-name="T29"><text:s text:c="8"/></text:span>}</text:p>
      <text:p text:style-name="P13"><text:span text:style-name="T29"><text:s text:c="8"/></text:span><text:span text:style-name="T33">else</text:span><text:span text:style-name="T29"> </text:span><text:span text:style-name="T33">if</text:span><text:span text:style-name="T29"> </text:span>(vertexWithMinF-&gt;f<text:span text:style-name="T29"> </text:span>&gt;<text:span text:style-name="T29"> </text:span>i-&gt;f)<text:span text:style-name="T29"> </text:span>{</text:p>
      <text:p text:style-name="P13"><text:span text:style-name="T29"><text:s text:c="12"/></text:span>vertexWithMinF<text:span text:style-name="T29"> </text:span>=<text:span text:style-name="T29"> </text:span>i;</text:p>
      <text:p text:style-name="P13"><text:span text:style-name="T29"><text:s text:c="8"/></text:span>}</text:p>
      <text:p text:style-name="P13"><text:span text:style-name="T29"><text:s text:c="8"/></text:span><text:span text:style-name="T33">else</text:span><text:span text:style-name="T29"> </text:span><text:span text:style-name="T33">if</text:span><text:span text:style-name="T29"> </text:span>(vertexWithMinF-&gt;f<text:span text:style-name="T29"> </text:span>==<text:span text:style-name="T29"> </text:span>i-&gt;f)<text:span text:style-name="T29"> </text:span>{</text:p>
      <text:p text:style-name="P13"><text:soft-page-break/><text:span text:style-name="T29"><text:s text:c="12"/></text:span><text:span text:style-name="T33">if</text:span><text:span text:style-name="T29"> </text:span>(vertexWithMinF-&gt;name<text:span text:style-name="T29"> </text:span>&lt;<text:span text:style-name="T29"> </text:span>i-&gt;name)<text:span text:style-name="T29"> </text:span>{</text:p>
      <text:p text:style-name="P13"><text:span text:style-name="T29"><text:s text:c="16"/></text:span>vertexWithMinF<text:span text:style-name="T29"> </text:span>=<text:span text:style-name="T29"> </text:span>i;</text:p>
      <text:p text:style-name="P13"><text:span text:style-name="T29"><text:s text:c="12"/></text:span>}</text:p>
      <text:p text:style-name="P13"><text:span text:style-name="T29"><text:s text:c="8"/></text:span>}</text:p>
      <text:p text:style-name="P13"><text:span text:style-name="T29"><text:s text:c="4"/></text:span>}</text:p>
      <text:p text:style-name="P13"><text:span text:style-name="T29"><text:s text:c="4"/></text:span><text:span text:style-name="T33">return</text:span><text:span text:style-name="T29"> </text:span>vertexWithMinF;</text:p>
      <text:p text:style-name="P12">}</text:p>
      <text:p text:style-name="P13">std::string<text:span text:style-name="T29"> </text:span>printResA(VertexI*<text:span text:style-name="T29"> </text:span>end,<text:span text:style-name="T29"> </text:span>std::map&lt;VertexI*,<text:span text:style-name="T29"> </text:span>VertexI*&gt;<text:span text:style-name="T29"> </text:span>from){</text:p>
      <text:p text:style-name="P12"><text:span text:style-name="T29"><text:s text:c="4"/></text:span>std::string<text:span text:style-name="T29"> </text:span>res<text:span text:style-name="T29"> </text:span>=<text:span text:style-name="T29"> </text:span><text:span text:style-name="T31">""</text:span>;</text:p>
      <text:p text:style-name="P12"><text:span text:style-name="T29"><text:s text:c="4"/></text:span>std::stack&lt;<text:span text:style-name="T33">int</text:span>&gt;<text:span text:style-name="T29"> </text:span>stack;</text:p>
      <text:p text:style-name="P13"><text:span text:style-name="T29"><text:s text:c="4"/></text:span><text:span text:style-name="T33">while</text:span><text:span text:style-name="T29"> </text:span>(from.find(end)<text:span text:style-name="T29"> </text:span>!=<text:span text:style-name="T29"> </text:span>from.end())<text:span text:style-name="T29"> </text:span>{<text:span text:style-name="T29"> </text:span><text:span text:style-name="T31">//формируем</text:span><text:span text:style-name="T29"> </text:span><text:span text:style-name="T31">стек</text:span><text:span text:style-name="T29"> </text:span><text:span text:style-name="T31">с</text:span><text:span text:style-name="T29"> </text:span><text:span text:style-name="T31">конца</text:span></text:p>
      <text:p text:style-name="P13"><text:span text:style-name="T29"><text:s text:c="8"/></text:span>stack.push(end-&gt;name);</text:p>
      <text:p text:style-name="P13"><text:span text:style-name="T29"><text:s text:c="8"/></text:span>end<text:span text:style-name="T29"> </text:span>=<text:span text:style-name="T29"> </text:span>from[end];</text:p>
      <text:p text:style-name="P12"><text:span text:style-name="T29"><text:s text:c="4"/></text:span>}</text:p>
      <text:p text:style-name="P13"><text:span text:style-name="T29"><text:s text:c="4"/></text:span>stack.push(end-&gt;name);</text:p>
      <text:p text:style-name="P13"><text:span text:style-name="T29"><text:s text:c="4"/></text:span><text:span text:style-name="T33">int</text:span><text:span text:style-name="T29"> </text:span>top<text:span text:style-name="T29"> </text:span>=<text:span text:style-name="T29"> </text:span>stack.top();</text:p>
      <text:p text:style-name="P13"><text:span text:style-name="T29"><text:s text:c="4"/></text:span><text:span text:style-name="T33">if</text:span>(top&lt;<text:span text:style-name="T28">0</text:span>){</text:p>
      <text:p text:style-name="P13"><text:span text:style-name="T29"><text:s text:c="8"/></text:span>res.push_back(<text:span text:style-name="T31">'-'</text:span>);</text:p>
      <text:p text:style-name="P13"><text:span text:style-name="T29"><text:s text:c="8"/></text:span>top<text:span text:style-name="T29"> </text:span>=<text:span text:style-name="T29"> </text:span>-top;</text:p>
      <text:p text:style-name="P13"><text:span text:style-name="T29"><text:s text:c="4"/></text:span>}</text:p>
      <text:p text:style-name="P13"><text:span text:style-name="T29"><text:s text:c="4"/></text:span>res.push_back(top<text:span text:style-name="T29"> </text:span>+<text:span text:style-name="T29"> </text:span><text:span text:style-name="T31">'0'</text:span>);</text:p>
      <text:p text:style-name="P13"><text:span text:style-name="T29"><text:s text:c="4"/></text:span>stack.pop();</text:p>
      <text:p text:style-name="P13"><text:span text:style-name="T29"><text:s text:c="4"/></text:span><text:span text:style-name="T33">while</text:span><text:span text:style-name="T29"> </text:span>(!stack.empty())<text:span text:style-name="T29"> </text:span>{</text:p>
      <text:p text:style-name="P13"><text:span text:style-name="T29"><text:s text:c="8"/></text:span>top<text:span text:style-name="T29"> </text:span>=<text:span text:style-name="T29"> </text:span>stack.top();</text:p>
      <text:p text:style-name="P13"><text:span text:style-name="T29"><text:s text:c="8"/></text:span><text:span text:style-name="T33">if</text:span>(top&lt;<text:span text:style-name="T28">0</text:span>){</text:p>
      <text:p text:style-name="P13"><text:span text:style-name="T29"><text:s text:c="12"/></text:span>res.push_back(<text:span text:style-name="T31">'-'</text:span>);</text:p>
      <text:p text:style-name="P13"><text:span text:style-name="T29"><text:s text:c="12"/></text:span>top<text:span text:style-name="T29"> </text:span>=<text:span text:style-name="T29"> </text:span>-top;</text:p>
      <text:p text:style-name="P13"><text:span text:style-name="T29"><text:s text:c="8"/></text:span>}</text:p>
      <text:p text:style-name="P13"><text:span text:style-name="T29"><text:s text:c="8"/></text:span>res.push_back(top<text:span text:style-name="T29"> </text:span>+<text:span text:style-name="T29"> </text:span><text:span text:style-name="T31">'0'</text:span>);</text:p>
      <text:p text:style-name="P13"><text:span text:style-name="T29"><text:s text:c="8"/></text:span>stack.pop();</text:p>
      <text:p text:style-name="P13"><text:span text:style-name="T29"><text:s text:c="4"/></text:span>}</text:p>
      <text:p text:style-name="P13"><text:span text:style-name="T29"><text:s text:c="4"/></text:span><text:span text:style-name="T33">return</text:span><text:span text:style-name="T29"> </text:span>res;</text:p>
      <text:p text:style-name="P12">}</text:p>
      <text:p text:style-name="P13">std::string<text:span text:style-name="T29"> </text:span>aStar(VertexI*<text:span text:style-name="T29"> </text:span>start,<text:span text:style-name="T29"> </text:span>VertexI*<text:span text:style-name="T29"> </text:span>end)<text:span text:style-name="T29"> </text:span>{</text:p>
      <text:p text:style-name="P13"><text:span text:style-name="T29"><text:s text:c="4"/></text:span>std::set&lt;VertexI*&gt;<text:span text:style-name="T29"> </text:span>open;<text:span text:style-name="T29"> </text:span><text:span text:style-name="T31">//раскрыты</text:span></text:p>
      <text:p text:style-name="P13"><text:span text:style-name="T29"><text:s text:c="4"/></text:span>std::set&lt;VertexI*&gt;<text:span text:style-name="T29"> </text:span>closed;<text:span text:style-name="T29"> </text:span><text:span text:style-name="T31">//нужно</text:span><text:span text:style-name="T29"> </text:span><text:span text:style-name="T31">обработать</text:span></text:p>
      <text:p text:style-name="P13"><text:span text:style-name="T29"><text:s text:c="4"/></text:span>std::map&lt;VertexI*,<text:span text:style-name="T29"> </text:span>VertexI*&gt;<text:span text:style-name="T29"> </text:span>from;<text:span text:style-name="T29"> </text:span><text:span text:style-name="T31">//необходимые</text:span></text:p>
      <text:p text:style-name="P13"><text:soft-page-break/><text:span text:style-name="T29"><text:s text:c="4"/></text:span><text:span text:style-name="T31">//заполняем</text:span><text:span text:style-name="T29"> </text:span><text:span text:style-name="T31">св-ва</text:span><text:span text:style-name="T29"> </text:span><text:span text:style-name="T31">вершины</text:span><text:span text:style-name="T29"> </text:span><text:span text:style-name="T31">старт</text:span></text:p>
      <text:p text:style-name="P13"><text:span text:style-name="T29"><text:s text:c="4"/></text:span>start-&gt;g<text:span text:style-name="T29"> </text:span>=<text:span text:style-name="T29"> </text:span><text:span text:style-name="T28">0</text:span>;<text:span text:style-name="T29"> </text:span><text:span text:style-name="T31">//стоимость</text:span><text:span text:style-name="T29"> </text:span><text:span text:style-name="T31">пути</text:span><text:span text:style-name="T29"> </text:span><text:span text:style-name="T31">от</text:span><text:span text:style-name="T29"> </text:span><text:span text:style-name="T31">начальной</text:span></text:p>
      <text:p text:style-name="P12"><text:span text:style-name="T29"><text:s text:c="4"/></text:span>start-&gt;f<text:span text:style-name="T29"> </text:span>=<text:span text:style-name="T29"> </text:span>start-&gt;g<text:span text:style-name="T29"> </text:span>+<text:span text:style-name="T29"> </text:span>h(start,<text:span text:style-name="T29"> </text:span>end);<text:span text:style-name="T29"> </text:span><text:span text:style-name="T31">//эвр.</text:span><text:span text:style-name="T29"> </text:span><text:span text:style-name="T31">оценка</text:span></text:p>
      <text:p text:style-name="P12"><text:span text:style-name="T29"><text:s text:c="4"/></text:span>open.insert(start);<text:span text:style-name="T29"> </text:span><text:span text:style-name="T31">//обработана</text:span></text:p>
      <text:p text:style-name="P13"><text:span text:style-name="T29"><text:s text:c="4"/></text:span><text:span text:style-name="T33">while</text:span><text:span text:style-name="T29"> </text:span>(!open.empty())<text:span text:style-name="T29"> </text:span>{</text:p>
      <text:p text:style-name="P12"><text:span text:style-name="T29"><text:s text:c="8"/></text:span>VertexI*<text:span text:style-name="T29"> </text:span>current<text:span text:style-name="T29"> </text:span>=<text:span text:style-name="T29"> </text:span>vertexWithMinF(open);<text:span text:style-name="T29"> </text:span><text:span text:style-name="T31">//вершина</text:span><text:span text:style-name="T29"> </text:span><text:span text:style-name="T31">с</text:span><text:span text:style-name="T29"> </text:span><text:span text:style-name="T31">самой</text:span><text:span text:style-name="T29"> </text:span><text:span text:style-name="T31">низкой</text:span><text:span text:style-name="T29"> </text:span><text:span text:style-name="T31">оценкой</text:span></text:p>
      <text:p text:style-name="P13"><text:span text:style-name="T29"><text:s text:c="8"/></text:span><text:span text:style-name="T33">if</text:span><text:span text:style-name="T29"> </text:span>(current<text:span text:style-name="T29"> </text:span>==<text:span text:style-name="T29"> </text:span>end)<text:span text:style-name="T29"> </text:span>{</text:p>
      <text:p text:style-name="P13"><text:span text:style-name="T29"><text:s text:c="12"/></text:span><text:span text:style-name="T33">return</text:span><text:span text:style-name="T29"> </text:span>printResA(current,<text:span text:style-name="T29"> </text:span>from);</text:p>
      <text:p text:style-name="P12"><text:span text:style-name="T29"><text:s text:c="8"/></text:span>}</text:p>
      <text:p text:style-name="P13"><text:span text:style-name="T29"><text:s text:c="8"/></text:span>open.erase(open.find(current));<text:span text:style-name="T29"> </text:span><text:span text:style-name="T31">//уд.</text:span><text:span text:style-name="T29"> </text:span><text:span text:style-name="T31">из</text:span><text:span text:style-name="T29"> </text:span><text:span text:style-name="T31">очереди</text:span></text:p>
      <text:p text:style-name="P12"><text:span text:style-name="T29"><text:s text:c="8"/></text:span>closed.insert(current);<text:span text:style-name="T29"> </text:span><text:span text:style-name="T31">//доб.</text:span><text:span text:style-name="T29"> </text:span><text:span text:style-name="T31">в</text:span><text:span text:style-name="T29"> </text:span><text:span text:style-name="T31">список</text:span><text:span text:style-name="T29"> </text:span><text:span text:style-name="T31">обработанных</text:span></text:p>
      <text:p text:style-name="P13"><text:span text:style-name="T29"><text:s text:c="8"/></text:span><text:span text:style-name="T33">for</text:span><text:span text:style-name="T29"> </text:span>(<text:span text:style-name="T33">auto</text:span><text:span text:style-name="T29"> </text:span>child<text:span text:style-name="T29"> </text:span>:<text:span text:style-name="T29"> </text:span>current-&gt;children)<text:span text:style-name="T29"> </text:span>{<text:span text:style-name="T29"> </text:span><text:span text:style-name="T31">//проверяем</text:span><text:span text:style-name="T29"> </text:span><text:span text:style-name="T31">каждого</text:span><text:span text:style-name="T29"> </text:span><text:span text:style-name="T31">соседа</text:span></text:p>
      <text:p text:style-name="P13"><text:span text:style-name="T29"><text:s text:c="12"/></text:span><text:span text:style-name="T33">if</text:span><text:span text:style-name="T29"> </text:span>(closed.find(current)<text:span text:style-name="T29"> </text:span>!=<text:span text:style-name="T29"> </text:span>closed.end())<text:span text:style-name="T29"> </text:span>{</text:p>
      <text:p text:style-name="P12"><text:span text:style-name="T29"><text:s text:c="16"/></text:span><text:span text:style-name="T33">double</text:span><text:span text:style-name="T29"> </text:span>tmpChildG<text:span text:style-name="T29"> </text:span>=<text:span text:style-name="T29"> </text:span>current-&gt;g<text:span text:style-name="T29"> </text:span>+<text:span text:style-name="T29"> </text:span>child-&gt;cost;</text:p>
      <text:p text:style-name="P13"><text:span text:style-name="T29"><text:s text:c="16"/></text:span><text:span text:style-name="T33">if</text:span><text:span text:style-name="T29"> </text:span>(child-&gt;child-&gt;g<text:span text:style-name="T29"> </text:span>&gt;<text:span text:style-name="T29"> </text:span>tmpChildG<text:span text:style-name="T29"> </text:span>||<text:span text:style-name="T29"> </text:span>closed.find(child-&gt;child)<text:span text:style-name="T29"> </text:span>==<text:span text:style-name="T29"> </text:span>closed.end())<text:span text:style-name="T29"> <text:s/></text:span>{</text:p>
      <text:p text:style-name="P13"><text:span text:style-name="T29"><text:s text:c="20"/></text:span>from[child-&gt;child]<text:span text:style-name="T29"> </text:span>=<text:span text:style-name="T29"> </text:span>current;</text:p>
      <text:p text:style-name="P13"><text:span text:style-name="T29"><text:s text:c="20"/></text:span>child-&gt;child-&gt;g<text:span text:style-name="T29"> </text:span>=<text:span text:style-name="T29"> </text:span>tmpChildG;</text:p>
      <text:p text:style-name="P12"><text:span text:style-name="T29"><text:s text:c="20"/></text:span>child-&gt;child-&gt;f<text:span text:style-name="T29"> </text:span>=<text:span text:style-name="T29"> </text:span>child-&gt;child-&gt;g<text:span text:style-name="T29"> </text:span>+<text:span text:style-name="T29"> </text:span>h(child-&gt;child,<text:span text:style-name="T29"> </text:span>end);</text:p>
      <text:p text:style-name="P13"><text:span text:style-name="T29"><text:s text:c="20"/></text:span><text:span text:style-name="T33">if</text:span><text:span text:style-name="T29"> </text:span>(open.find(child-&gt;child)<text:span text:style-name="T29"> </text:span>==<text:span text:style-name="T29"> </text:span>open.end())<text:span text:style-name="T29"> </text:span>{</text:p>
      <text:p text:style-name="P13"><text:span text:style-name="T29"><text:s text:c="24"/></text:span>open.insert(child-&gt;child);</text:p>
      <text:p text:style-name="P13"><text:span text:style-name="T29"><text:s text:c="20"/></text:span>}</text:p>
      <text:p text:style-name="P13"><text:span text:style-name="T29"><text:s text:c="16"/></text:span>}</text:p>
      <text:p text:style-name="P12"><text:span text:style-name="T29"><text:s text:c="12"/></text:span>}</text:p>
      <text:p text:style-name="P13"><text:span text:style-name="T29"><text:s text:c="8"/></text:span>}</text:p>
      <text:p text:style-name="P13"><text:span text:style-name="T29"><text:s text:c="4"/></text:span>}</text:p>
      <text:p text:style-name="P13"><text:span text:style-name="T29"><text:s text:c="4"/></text:span><text:span text:style-name="T33">return</text:span><text:span text:style-name="T29"> </text:span><text:span text:style-name="T31">"Путь</text:span><text:span text:style-name="T29"> </text:span><text:span text:style-name="T31">не</text:span><text:span text:style-name="T29"> </text:span><text:span text:style-name="T31">найден"</text:span>;</text:p>
      <text:p text:style-name="P12">}</text:p>
      <text:p text:style-name="P13"><text:span text:style-name="T33">int</text:span><text:span text:style-name="T29"> </text:span>main(){</text:p>
      <text:p text:style-name="P13"><text:span text:style-name="T29"><text:s text:c="4"/></text:span><text:span text:style-name="T33">int</text:span><text:span text:style-name="T29"> </text:span>startVertex;</text:p>
      <text:p text:style-name="P12"><text:span text:style-name="T29"><text:s text:c="4"/></text:span><text:span text:style-name="T33">int</text:span><text:span text:style-name="T29"> </text:span>endVertex;</text:p>
      <text:p text:style-name="P12"><text:span text:style-name="T29"><text:s text:c="4"/></text:span>std::cin<text:span text:style-name="T29"> </text:span>&gt;&gt;<text:span text:style-name="T29"> </text:span>startVertex<text:span text:style-name="T29"> </text:span>&gt;&gt;<text:span text:style-name="T29"> </text:span>endVertex;</text:p>
      <text:p text:style-name="P13"><text:soft-page-break/><text:span text:style-name="T29"><text:s text:c="4"/></text:span>VertexI*<text:span text:style-name="T29"> </text:span>start<text:span text:style-name="T29"> </text:span>=<text:span text:style-name="T29"> </text:span><text:span text:style-name="T33">new</text:span><text:span text:style-name="T29"> </text:span>VertexI(startVertex);</text:p>
      <text:p text:style-name="P12"><text:span text:style-name="T29"><text:s text:c="4"/></text:span>VertexI*<text:span text:style-name="T29"> </text:span>end<text:span text:style-name="T29"> </text:span>=<text:span text:style-name="T29"> </text:span><text:span text:style-name="T33">new</text:span><text:span text:style-name="T29"> </text:span>VertexI(endVertex);</text:p>
      <text:p text:style-name="P13"><text:span text:style-name="T29"><text:s text:c="4"/></text:span>std::map&lt;<text:span text:style-name="T33">int</text:span>,<text:span text:style-name="T29"> </text:span>VertexI*&gt;<text:span text:style-name="T29"> </text:span>connectionMap;</text:p>
      <text:p text:style-name="P13"><text:span text:style-name="T29"><text:s text:c="4"/></text:span>connectionMap[start-&gt;name]<text:span text:style-name="T29"> </text:span>=<text:span text:style-name="T29"> </text:span>start;</text:p>
      <text:p text:style-name="P12"><text:span text:style-name="T29"><text:s text:c="4"/></text:span>connectionMap[end-&gt;name]<text:span text:style-name="T29"> </text:span>=<text:span text:style-name="T29"> </text:span>end;</text:p>
      <text:p text:style-name="P13"><text:span text:style-name="T29"><text:s text:c="4"/></text:span><text:span text:style-name="T33">int</text:span><text:span text:style-name="T29"> </text:span>firstVertex;</text:p>
      <text:p text:style-name="P13"><text:span text:style-name="T29"><text:s text:c="4"/></text:span><text:span text:style-name="T33">int</text:span><text:span text:style-name="T29"> </text:span>secondVertex;</text:p>
      <text:p text:style-name="P12"><text:span text:style-name="T29"><text:s text:c="4"/></text:span><text:span text:style-name="T33">double</text:span><text:span text:style-name="T29"> </text:span>length<text:span text:style-name="T29"> </text:span>=<text:span text:style-name="T29"> </text:span><text:span text:style-name="T28">0</text:span>;</text:p>
      <text:p text:style-name="P13"><text:span text:style-name="T29"><text:s text:c="4"/></text:span><text:span text:style-name="T33">while</text:span><text:span text:style-name="T29"> </text:span>(std::cin<text:span text:style-name="T29"> </text:span>&gt;&gt;<text:span text:style-name="T29"> </text:span>firstVertex<text:span text:style-name="T29"> </text:span>&gt;&gt;<text:span text:style-name="T29"> </text:span>secondVertex<text:span text:style-name="T29"> </text:span>&gt;&gt;<text:span text:style-name="T29"> </text:span>length)<text:span text:style-name="T29"> </text:span>{</text:p>
      <text:p text:style-name="P12"><text:span text:style-name="T31">//</text:span><text:span text:style-name="T29"> <text:s text:c="6"/></text:span><text:span text:style-name="T31">std::cin</text:span><text:span text:style-name="T29"> </text:span><text:span text:style-name="T31">&gt;&gt;</text:span><text:span text:style-name="T29"> </text:span><text:span text:style-name="T31">firstVertex</text:span><text:span text:style-name="T29"> </text:span><text:span text:style-name="T31">&gt;&gt;</text:span><text:span text:style-name="T29"> </text:span><text:span text:style-name="T31">secondVertex</text:span><text:span text:style-name="T29"> </text:span><text:span text:style-name="T31">&gt;&gt;</text:span><text:span text:style-name="T29"> </text:span><text:span text:style-name="T31">length;</text:span></text:p>
      <text:p text:style-name="P13"><text:span text:style-name="T29"><text:s text:c="8"/></text:span><text:span text:style-name="T33">if</text:span><text:span text:style-name="T29"> </text:span>(connectionMap.find(firstVertex)<text:span text:style-name="T29"> </text:span>!=<text:span text:style-name="T29"> </text:span>connectionMap.end()<text:span text:style-name="T29"> </text:span>&amp;&amp;</text:p>
      <text:p text:style-name="P13"><text:span text:style-name="T29"><text:s text:c="20"/></text:span>connectionMap.find(secondVertex)<text:span text:style-name="T29"> </text:span>!=<text:span text:style-name="T29"> </text:span>connectionMap.end())<text:span text:style-name="T29"> </text:span>{<text:span text:style-name="T29"> </text:span><text:span text:style-name="T31">//оба</text:span><text:span text:style-name="T29"> </text:span><text:span text:style-name="T31">есть</text:span><text:span text:style-name="T29"> </text:span><text:span text:style-name="T31">-</text:span><text:span text:style-name="T29"> </text:span><text:span text:style-name="T31">устанавливаем</text:span><text:span text:style-name="T29"> </text:span><text:span text:style-name="T31">связь</text:span></text:p>
      <text:p text:style-name="P13"><text:span text:style-name="T29"><text:s text:c="20"/></text:span>ChildI*<text:span text:style-name="T29"> </text:span>child<text:span text:style-name="T29"> </text:span>=<text:span text:style-name="T29"> </text:span><text:span text:style-name="T33">new</text:span><text:span text:style-name="T29"> </text:span>ChildI(connectionMap[secondVertex],<text:span text:style-name="T29"> </text:span>length);</text:p>
      <text:p text:style-name="P13"><text:span text:style-name="T29"><text:s text:c="20"/></text:span>connectionMap[firstVertex]-&gt;children.push_back(child);</text:p>
      <text:p text:style-name="P13"><text:span text:style-name="T29"><text:s text:c="16"/></text:span>}</text:p>
      <text:p text:style-name="P13"><text:span text:style-name="T29"><text:s text:c="16"/></text:span><text:span text:style-name="T33">else</text:span><text:span text:style-name="T29"> </text:span><text:span text:style-name="T33">if</text:span><text:span text:style-name="T29"> </text:span>(connectionMap.find(firstVertex)<text:span text:style-name="T29"> </text:span>!=<text:span text:style-name="T29"> </text:span>connectionMap.end())<text:span text:style-name="T29"> </text:span>{<text:span text:style-name="T29"> <text:s/></text:span><text:span text:style-name="T31">//есть</text:span><text:span text:style-name="T29"> </text:span><text:span text:style-name="T31">родитель</text:span><text:span text:style-name="T29"> </text:span><text:span text:style-name="T31">-</text:span><text:span text:style-name="T29"> </text:span><text:span text:style-name="T31">доб.</text:span><text:span text:style-name="T29"> </text:span><text:span text:style-name="T31">ребенка,</text:span><text:span text:style-name="T29"> </text:span><text:span text:style-name="T31">устанавл.</text:span><text:span text:style-name="T29"> </text:span><text:span text:style-name="T31">связь</text:span></text:p>
      <text:p text:style-name="P13"><text:span text:style-name="T29"><text:s text:c="20"/></text:span>VertexI*<text:span text:style-name="T29"> </text:span>node<text:span text:style-name="T29"> </text:span>=<text:span text:style-name="T29"> </text:span><text:span text:style-name="T33">new</text:span><text:span text:style-name="T29"> </text:span>VertexI(secondVertex);</text:p>
      <text:p text:style-name="P12"><text:span text:style-name="T29"><text:s text:c="20"/></text:span>connectionMap[secondVertex]<text:span text:style-name="T29"> </text:span>=<text:span text:style-name="T29"> </text:span>node;</text:p>
      <text:p text:style-name="P13"><text:span text:style-name="T29"><text:s text:c="20"/></text:span>ChildI*<text:span text:style-name="T29"> </text:span>child<text:span text:style-name="T29"> </text:span>=<text:span text:style-name="T29"> </text:span><text:span text:style-name="T33">new</text:span><text:span text:style-name="T29"> </text:span>ChildI(connectionMap[secondVertex],<text:span text:style-name="T29"> </text:span>length);</text:p>
      <text:p text:style-name="P13"><text:span text:style-name="T29"><text:s text:c="20"/></text:span>connectionMap[firstVertex]-&gt;children.push_back(child);</text:p>
      <text:p text:style-name="P13"><text:span text:style-name="T29"><text:s text:c="16"/></text:span>}</text:p>
      <text:p text:style-name="P13"><text:span text:style-name="T29"><text:s text:c="16"/></text:span><text:span text:style-name="T33">else</text:span><text:span text:style-name="T29"> </text:span><text:span text:style-name="T33">if</text:span><text:span text:style-name="T29"> </text:span>(connectionMap.find(secondVertex)<text:span text:style-name="T29"> </text:span>!=<text:span text:style-name="T29"> </text:span>connectionMap.end())<text:span text:style-name="T29"> </text:span>{<text:span text:style-name="T29"> </text:span><text:span text:style-name="T31">//есть</text:span><text:span text:style-name="T29"> </text:span><text:span text:style-name="T31">ребенок</text:span><text:span text:style-name="T29"> </text:span><text:span text:style-name="T31">-</text:span><text:span text:style-name="T29"> </text:span><text:span text:style-name="T31">доб.</text:span><text:span text:style-name="T29"> </text:span><text:span text:style-name="T31">реб.,</text:span><text:span text:style-name="T29"> </text:span><text:span text:style-name="T31">уст.связь</text:span></text:p>
      <text:p text:style-name="P13"><text:span text:style-name="T29"><text:s text:c="20"/></text:span>VertexI*<text:span text:style-name="T29"> </text:span>node<text:span text:style-name="T29"> </text:span>=<text:span text:style-name="T29"> </text:span><text:span text:style-name="T33">new</text:span><text:span text:style-name="T29"> </text:span>VertexI(firstVertex);</text:p>
      <text:p text:style-name="P12"><text:span text:style-name="T29"><text:s text:c="20"/></text:span>connectionMap[firstVertex]<text:span text:style-name="T29"> </text:span>=<text:span text:style-name="T29"> </text:span>node;</text:p>
      <text:p text:style-name="P13"><text:span text:style-name="T29"><text:s text:c="20"/></text:span>ChildI*<text:span text:style-name="T29"> </text:span>child<text:span text:style-name="T29"> </text:span>=<text:span text:style-name="T29"> </text:span><text:span text:style-name="T33">new</text:span><text:span text:style-name="T29"> </text:span>ChildI(connectionMap[secondVertex],<text:span text:style-name="T29"> </text:span>length);</text:p>
      <text:p text:style-name="P13"><text:span text:style-name="T29"><text:s text:c="20"/></text:span>node-&gt;children.push_back(child);</text:p>
      <text:p text:style-name="P13"><text:span text:style-name="T29"><text:s text:c="16"/></text:span>}</text:p>
      <text:p text:style-name="P13"><text:span text:style-name="T29"><text:s text:c="16"/></text:span><text:span text:style-name="T33">else</text:span><text:span text:style-name="T29"> </text:span>{<text:span text:style-name="T29"> </text:span><text:span text:style-name="T31">//ничего</text:span><text:span text:style-name="T29"> </text:span><text:span text:style-name="T31">нет</text:span><text:span text:style-name="T29"> </text:span><text:span text:style-name="T31">-</text:span><text:span text:style-name="T29"> </text:span><text:span text:style-name="T31">добавляем</text:span></text:p>
      <text:p text:style-name="P13"><text:span text:style-name="T29"><text:s text:c="20"/></text:span>VertexI*<text:span text:style-name="T29"> </text:span>node<text:span text:style-name="T29"> </text:span>=<text:span text:style-name="T29"> </text:span><text:span text:style-name="T33">new</text:span><text:span text:style-name="T29"> </text:span>VertexI(firstVertex);</text:p>
      <text:p text:style-name="P12"><text:span text:style-name="T29"><text:s text:c="20"/></text:span>connectionMap[firstVertex]<text:span text:style-name="T29"> </text:span>=<text:span text:style-name="T29"> </text:span>node;</text:p>
      <text:p text:style-name="P13"><text:soft-page-break/><text:span text:style-name="T29"><text:s text:c="20"/></text:span>VertexI*<text:span text:style-name="T29"> </text:span>node2<text:span text:style-name="T29"> </text:span>=<text:span text:style-name="T29"> </text:span><text:span text:style-name="T33">new</text:span><text:span text:style-name="T29"> </text:span>VertexI(secondVertex);</text:p>
      <text:p text:style-name="P12"><text:span text:style-name="T29"><text:s text:c="20"/></text:span>connectionMap[secondVertex]<text:span text:style-name="T29"> </text:span>=<text:span text:style-name="T29"> </text:span>node2;</text:p>
      <text:p text:style-name="P13"><text:span text:style-name="T29"><text:s text:c="20"/></text:span>ChildI*<text:span text:style-name="T29"> </text:span>child<text:span text:style-name="T29"> </text:span>=<text:span text:style-name="T29"> </text:span><text:span text:style-name="T33">new</text:span><text:span text:style-name="T29"> </text:span>ChildI(connectionMap[secondVertex],<text:span text:style-name="T29"> </text:span>length);</text:p>
      <text:p text:style-name="P13"><text:span text:style-name="T29"><text:s text:c="20"/></text:span>connectionMap[firstVertex]-&gt;children.push_back(child);</text:p>
      <text:p text:style-name="P13"><text:span text:style-name="T29"><text:s text:c="16"/></text:span>}</text:p>
      <text:p text:style-name="P13"><text:span text:style-name="T29"><text:s text:c="4"/></text:span>}</text:p>
      <text:p text:style-name="P13"><text:span text:style-name="T29"><text:s text:c="3"/></text:span></text:p>
      <text:p text:style-name="P12"><text:span text:style-name="T29"><text:s text:c="4"/></text:span>std::string<text:span text:style-name="T29"> </text:span>way<text:span text:style-name="T29"> </text:span>=<text:span text:style-name="T29"> </text:span>aStar(start,<text:span text:style-name="T29"> </text:span>end);</text:p>
      <text:p text:style-name="P13"><text:span text:style-name="T29"><text:s text:c="4"/></text:span>std::cout<text:span text:style-name="T29"> </text:span>&lt;&lt;<text:span text:style-name="T29"> </text:span>way;</text:p>
      <text:p text:style-name="P12">}</text:p>
      <text:p text:style-name="P40"/>
      <text:p text:style-name="P30"/>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Mangal1" svg:font-family="Mangal"/>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style:font-face style:name="Courier New" svg:font-family="'Courier New'" style:font-adornments="Обычный"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2" svg:font-family="'Times New Roman'" style:font-adornments="Курсив" style:font-family-generic="roman" style:font-pitch="variable"/>
    <style:font-face style:name="Times New Roman" svg:font-family="'Times New Roman'" style:font-adornments="Обычный" style:font-family-generic="roman" style:font-pitch="variable"/>
    <style:font-face style:name="Times New Roman3" svg:font-family="'Times New Roman'" style:font-adornments="Полужирный" style:font-family-generic="roman" style:font-pitch="variable"/>
    <style:font-face style:name="Times New Roman1" svg:font-family="'Times New Roman'" style:font-adornments="Полужирный Курсив"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5"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ru" fo:country="RU"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orphans="2" fo:widows="2" fo:text-indent="1.251cm" style:auto-text-indent="false" style:page-number="auto"/>
      <style:text-properties style:font-name="Times New Roman" fo:font-family="'Times New Roman'" style:font-style-name="Обычный" style:font-family-generic="roman" style:font-pitch="variable" fo:font-size="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loext:contextual-spacing="false" fo:line-height="150%" fo:text-align="justify" style:justify-single-word="false" style:page-number="auto"/>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cm" loext:contextual-spacing="false" fo:text-align="center" style:justify-single-word="false" fo:text-indent="0cm" style:auto-text-indent="false" style:page-number="auto"/>
      <style:text-properties fo:text-transform="uppercase" style:font-name="Times New Roman2" fo:font-family="'Times New Roman'" style:font-style-name="Курсив" style:font-family-generic="roman" style:font-pitch="variable" fo:font-size="14pt" fo:font-style="normal"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cm" loext:contextual-spacing="false" fo:text-align="justify" style:justify-single-word="false" fo:text-indent="1.251cm" style:auto-text-indent="false" style:page-number="auto"/>
      <style:text-properties style:font-name="Times New Roman3" fo:font-family="'Times New Roman'" style:font-style-name="Полужирный" style:font-family-generic="roman" style:font-pitch="variable"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cm" fo:margin-bottom="0cm" loext:contextual-spacing="false" fo:text-align="justify" style:justify-single-word="false" fo:text-indent="1.251cm" style:auto-text-indent="false" style:page-number="auto"/>
      <style:text-properties style:font-name="Times New Roman1" fo:font-family="'Times New Roman'" style:font-style-name="Полужирный Курсив" style:font-family-generic="roman" style:font-pitch="variable" fo:font-size="14pt" fo:font-style="italic" fo:font-weight="bold" style:font-size-asian="101%" style:font-weight-asian="bold" style:font-size-complex="101%" style:font-weight-complex="bold"/>
    </style:style>
    <style:style style:name="DocumentMap" style:family="paragraph" style:default-outline-level="">
      <style:paragraph-properties fo:text-align="start" style:justify-single-word="false" fo:orphans="2" fo:widows="2" style:vertical-align="auto" style:writing-mode="lr-tb"/>
      <style:text-properties style:font-name="Calibri" fo:font-family="Calibri" style:font-family-generic="roman" style:font-pitch="variable" fo:font-size="10pt" fo:language="ru" fo:country="RU" style:font-name-asian="Calibri1" style:font-family-asian="Calibri" style:font-family-generic-asian="system" style:font-pitch-asian="variable" style:font-size-asian="10pt" style:language-asian="ru" style:country-asian="RU" style:font-name-complex="Calibri1" style:font-family-complex="Calibri" style:font-family-generic-complex="system" style:font-pitch-complex="variable" style:font-size-complex="10pt" style:language-complex="ar" style:country-complex="SA"/>
    </style:style>
    <style:style style:name="Times14_5f_РИО2" style:display-name="Times14_РИО2" style:family="paragraph" style:parent-style-name="Standard" style:default-outline-level="">
      <style:paragraph-properties fo:margin-left="0cm" fo:margin-right="0cm" fo:line-height="130%" fo:text-align="justify" style:justify-single-word="false" fo:orphans="2" fo:widows="2" fo:text-indent="1.251cm" style:auto-text-indent="false" style:vertical-align="auto">
        <style:tab-stops>
          <style:tab-stop style:position="1.251cm"/>
        </style:tab-stops>
      </style:paragraph-properties>
      <style:text-properties fo:font-size="14pt" fo:language="ru" fo:country="RU" style:font-size-asian="14pt" style:language-asian="ru" style:country-asian="RU" style:font-name-complex="Times New Roman5" style:font-family-complex="'Times New Roman'" style:font-family-generic-complex="system" style:font-pitch-complex="variable" style:font-size-complex="12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Листинг" style:family="paragraph" style:parent-style-name="Standard">
      <style:paragraph-properties fo:line-height="100%"/>
      <style:text-properties style:font-name="Courier New" fo:font-family="'Courier New'" style:font-style-name="Обычный" style:font-family-generic="modern" style:font-pitch="fixed" fo:font-size="11pt"/>
    </style:style>
    <style:style style:name="Table_20_Grid" style:display-name="Table Grid" style:family="paragraph" style:parent-style-name="DocumentMap" style:default-outline-level="">
      <style:paragraph-properties fo:text-align="start" style:justify-single-word="false" fo:orphans="2" fo:widows="2" style:vertical-align="auto"/>
      <style:text-properties style:font-name="Calibri" fo:font-family="Calibri" style:font-family-generic="roman" style:font-pitch="variable" fo:font-size="10pt" fo:language="ru" fo:country="RU" style:font-name-asian="Calibri1" style:font-family-asian="Calibri" style:font-family-generic-asian="system" style:font-pitch-asian="variable" style:font-size-asian="10pt" style:language-asian="en" style:country-asian="US" style:font-name-complex="Calibri1" style:font-family-complex="Calibri" style:font-family-generic-complex="system" style:font-pitch-complex="variable" style:font-size-complex="10pt" style:language-complex="ar" style:country-complex="SA"/>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master-page-name="">
      <style:paragraph-properties fo:margin-left="0cm" fo:margin-right="0cm" fo:margin-top="0cm" fo:margin-bottom="0cm" loext:contextual-spacing="false" fo:line-height="100%" fo:text-align="start" style:justify-single-word="false" fo:text-indent="0cm" style:auto-text-indent="false" style:page-number="auto">
        <style:tab-stops/>
      </style:paragraph-properties>
      <style:text-properties fo:font-size="14pt" fo:font-style="normal"/>
    </style:style>
    <style:style style:name="Drawing" style:family="paragraph" style:parent-style-name="Caption" style:class="extra">
      <style:paragraph-properties fo:margin-left="0cm" fo:margin-right="0cm" fo:margin-top="0cm" fo:margin-bottom="0cm" loext:contextual-spacing="false" fo:line-height="100%" fo:text-align="center" style:justify-single-word="false" fo:text-indent="0cm" style:auto-text-indent="false"/>
      <style:text-properties fo:font-size="14pt" fo:font-style="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Default_20_Paragraph_20_Font" style:display-name="Default Paragraph Font" style:family="text"/>
    <style:style style:name="Times14_5f_РИО2_20_Знак" style:display-name="Times14_РИО2 Знак" style:family="text">
      <style:text-properties style:font-name="Times New Roman4" fo:font-family="'Times New Roman'" style:font-family-generic="roman" style:font-pitch="variable" fo:font-size="12pt" style:font-size-asian="12pt"/>
    </style:style>
    <style:style style:name="Book_20_Title" style:display-name="Book Title" style:family="text">
      <style:text-properties fo:font-variant="small-caps" fo:letter-spacing="0.009cm" fo:font-weight="bold" style:font-weight-asian="bold"/>
    </style:style>
    <style:style style:name="ТекстРазделов_20_Знак" style:display-name="ТекстРазделов Знак" style:family="text">
      <style:text-properties style:font-name="Times New Roman4" fo:font-family="'Times New Roman'" style:font-family-generic="roman" style:font-pitch="variable" fo:font-size="14pt" style:font-size-asian="14pt"/>
    </style:style>
    <style:style style:name="ListLabel_20_1" style:display-name="ListLabel 1" style:family="text">
      <style:text-properties style:font-name="Times New Roman4" fo:font-family="'Times New Roman'" style:font-family-generic="roman" style:font-pitch="variable" fo:font-size="12pt" style:font-name-complex="Times New Roman5" style:font-family-complex="'Times New Roman'" style:font-family-generic-complex="system" style:font-pitch-complex="variable"/>
    </style:style>
    <style:style style:name="ListLabel_20_2" style:display-name="ListLabel 2" style:family="text">
      <style:text-properties style:font-name-complex="Times New Roman5" style:font-family-complex="'Times New Roman'" style:font-family-generic-complex="system" style:font-pitch-complex="variable"/>
    </style:style>
    <style:style style:name="ListLabel_20_3" style:display-name="ListLabel 3" style:family="text">
      <style:text-properties style:font-name-complex="Times New Roman5" style:font-family-complex="'Times New Roman'" style:font-family-generic-complex="system" style:font-pitch-complex="variable"/>
    </style:style>
    <style:style style:name="ListLabel_20_4" style:display-name="ListLabel 4" style:family="text">
      <style:text-properties style:font-name-complex="Times New Roman5" style:font-family-complex="'Times New Roman'" style:font-family-generic-complex="system" style:font-pitch-complex="variable"/>
    </style:style>
    <style:style style:name="ListLabel_20_5" style:display-name="ListLabel 5" style:family="text">
      <style:text-properties style:font-name-complex="Times New Roman5" style:font-family-complex="'Times New Roman'" style:font-family-generic-complex="system" style:font-pitch-complex="variable"/>
    </style:style>
    <style:style style:name="ListLabel_20_6" style:display-name="ListLabel 6" style:family="text">
      <style:text-properties style:font-name-complex="Times New Roman5" style:font-family-complex="'Times New Roman'" style:font-family-generic-complex="system" style:font-pitch-complex="variable"/>
    </style:style>
    <style:style style:name="ListLabel_20_7" style:display-name="ListLabel 7" style:family="text">
      <style:text-properties style:font-name-complex="Times New Roman5" style:font-family-complex="'Times New Roman'" style:font-family-generic-complex="system" style:font-pitch-complex="variable"/>
    </style:style>
    <style:style style:name="ListLabel_20_8" style:display-name="ListLabel 8" style:family="text">
      <style:text-properties style:font-name-complex="Times New Roman5" style:font-family-complex="'Times New Roman'" style:font-family-generic-complex="system" style:font-pitch-complex="variable"/>
    </style:style>
    <style:style style:name="ListLabel_20_9" style:display-name="ListLabel 9" style:family="text">
      <style:text-properties style:font-name-complex="Times New Roman5" style:font-family-complex="'Times New Roman'" style:font-family-generic-complex="system" style:font-pitch-complex="variabl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3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text:page-number></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10-16T14:07:55.262000000</meta:creation-date>
    <meta:editing-duration>PT3H55M40S</meta:editing-duration>
    <meta:editing-cycles>33</meta:editing-cycles>
    <meta:generator>LibreOffice/6.3.3.2$Linux_X86_64 LibreOffice_project/30$Build-2</meta:generator>
    <dc:date>2020-04-01T17:08:52.172787588</dc:date>
    <meta:document-statistic meta:table-count="2" meta:image-count="0" meta:object-count="2" meta:page-count="11" meta:paragraph-count="243" meta:word-count="1199" meta:character-count="10076" meta:non-whitespace-character-count="7923"/>
  </office:meta>
</office:document-meta>
</file>

<file path=Object 1/content.xml><?xml version="1.0" encoding="utf-8"?>
<math xmlns="http://www.w3.org/1998/Math/MathML" display="block">
  <semantics>
    <mrow>
      <mi>O</mi>
      <mrow>
        <mo fence="true" stretchy="false">(</mo>
        <mrow>
          <mrow>
            <mi>E</mi>
            <mo stretchy="false">+</mo>
            <mi>V</mi>
          </mrow>
        </mrow>
        <mo fence="true" stretchy="false">)</mo>
      </mrow>
    </mrow>
    <annotation encoding="StarMath 5.0">O ( E  +  V )</annotation>
  </semantics>
</math>
</file>

<file path=Object 2/content.xml><?xml version="1.0" encoding="utf-8"?>
<math xmlns="http://www.w3.org/1998/Math/MathML" display="block">
  <semantics>
    <mrow>
      <mi>O</mi>
      <mrow>
        <mrow>
          <mo fence="true" stretchy="true">(</mo>
          <mrow>
            <mrow>
              <mi>E</mi>
              <mo stretchy="false">+</mo>
              <msup>
                <mi>V</mi>
                <mn>2</mn>
              </msup>
            </mrow>
          </mrow>
          <mo fence="true" stretchy="true">)</mo>
        </mrow>
        <mo stretchy="false">=</mo>
        <mi>O</mi>
      </mrow>
      <mrow>
        <mo fence="true" stretchy="true">(</mo>
        <mrow>
          <msup>
            <mi>V</mi>
            <mn>2</mn>
          </msup>
        </mrow>
        <mo fence="true" stretchy="true">)</mo>
      </mrow>
    </mrow>
    <annotation encoding="StarMath 5.0">O left (E  +  {V} ^ {2} right ) =  O left ({V} ^ {2} right )</annotation>
  </semantics>
</math>
</file>